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
      <text:p text:style-name="P2">陳真   |  2019.11.14 01:06   |   <text:a xlink:type="simple" xlink:href="http://palinfo.habago.org/Entry?Command=Information_PrintForum&amp;iPage=1#FORUM38107"><text:span text:style-name="T1">#</text:span></text:a></text:p>
      <text:p text:style-name="P3">卡韓政變 (195)：綠色思維的三種可能 <text:line-break/><text:line-break/>陳真 2019.11.14. <text:line-break/><text:line-break/><text:line-break/>我常常對於綠色生物的思維方式感到很納悶，世界上怎麼會有這樣的人？他們難道真的完全看不見自己的荒唐？ <text:line-break/><text:line-break/>比方說，批評韓國瑜什麼買七千萬的房子，講得咬牙切齒。可是，韓和他太太工作了一輩子，都已經六十多歲了，還各自曾當過十多年民意代表與公職，還辦了一所私立小學，倘若再加上祖產，難道不能存上個一兩千萬？ <text:line-break/><text:line-break/>反倒是人渣黨的許多檯面人物，年紀輕輕，財產卻比韓國瑜多上數十倍 (而且我相信他們底下有很多人頭，藉以避人耳目)，這些人的財產才是有問題。為什麼呢？因為我認識其中一些人幾十年，我沒法想像如何可能以那樣一種千百倍於常人的速度累積財富。 <text:line-break/><text:line-break/>而且，韓一家五口，在台北買個七千萬房子很可惡嗎？原本以為可以貸款七成，後來改為只能貸五成，韓付不起頭期款，只好退掉契約，認賠三百萬轉讓。這意味著韓和太太兩人根本拿不出三千萬。 <text:line-break/><text:line-break/>這樣一件再正常也不過的事，竟然會讓你「憤怒」不已？倘若真的如此「憤怒」，那麼，面對人渣黨根本數不清的政治暴發戶，大撈黑心錢，面對動輒幾億暴利的炒地皮大王蔡英文及其家族，你卻反而一點都不生氣，反而歌頌擁戴之，這不是發神經嗎？ <text:line-break/><text:line-break/>類似的例子千千萬萬，永遠就是兩套標準，是不是會讓人很納悶，世界上怎麼會有綠色生物這樣一種奇怪的思維？對於好事或正常事很憤怒很生氣，對於貪贓枉法危害社會天理不容的事卻反倒無所謂，甚至讚美有加，力挺到底。 <text:line-break/><text:line-break/>最近看到幾位過去台大的同事公開表演他們對於韓國瑜買房的「憤怒」，我雖不訝異，但仍然很不解、很不屑，怎麼會有人不誠實到這種地步？拿著顯微鏡，一粒小灰塵都能誇大渲染得「憤怒」不已，可是，面對一整座臭氣沖天的綠色垃圾山，卻說好香好美。 <text:line-break/><text:line-break/>怎麼會有人自欺欺人到這種程度？答案只有三種可能，一腦殘，二黑心，三是兩者兼具。</text:p>
      <text:p text:style-name="P2">陳真   |  2019.11.13 20:12   |   <text:a xlink:type="simple" xlink:href="http://palinfo.habago.org/Entry?Command=Information_PrintForum&amp;iPage=1#FORUM38106"><text:span text:style-name="T1">#</text:span></text:a></text:p>
      <text:p text:style-name="P4">卡韓政變 (194)：衝組不死，庶民長存 <text:line-break/><text:line-break/>陳真 2019.11.13. <text:line-break/><text:line-break/>台灣反對運動中，「衝組」扮演的角色和影響為何？這題目太籠統，沒法答。 <text:line-break/><text:line-break/>「衝組」就是類似現在的韓粉，韓家軍，差別只是在於過去的衝組通常就是街頭上被打被抓、但平常在媒體上同樣是不斷被抹黑被羞辱被嘲弄與醜化的對象，但他們依舊奮不顧身，故謂之「衝組」。 <text:line-break/><text:line-break/>我的黨外夥伴們幾乎都是衝組，愛恨分明，充滿熱情，但也因此很容易被政客所操弄及利用。我們負責衝撞，負責受傷，負責前途不保，負責家破人亡，而人渣政客們則是負責收割，負責撈錢，負責吃香喝辣，負責環肥燕瘦夜夜笙歌，負責爭權位搶資源。 <text:line-break/><text:line-break/>我的好朋友詹益樺，就是衝組的一個典型人物，不求名利，不計毀譽，不顧一己安危。他比我年長六、七歲，但我比他更早投入黨外，算起來是我的「學弟」。你知道他為何加入黨外嗎？我是聽他說的： <text:line-break/><text:line-break/>他工專沒念完就去跑船，跑遠洋，過得很辛苦，看不到希望。差不多是1985年或更早，在一次船難中被洋人救起，好像是在紐西蘭或澳洲我不是很確定，只記得他說洋人收留他養傷，還讓他住進洋人的家裏，讓他感受到一種人與人之間的溫暖以及良好的社會制度。 <text:line-break/><text:line-break/>於是，當他回到台灣，便決定投入黨外，立法院的招牌就是在一次抗爭中被他拆下來當場砸爛的，因為他說裏頭養著一堆不顧蒼生不知民間疾苦的老賊。後來，他從事農運，來到高雄找戴振耀，因而成為我的同志。 <text:line-break/><text:line-break/>阿樺學識不多，但平常很喜歡討論各種概念的意義；言談中常提起兩個字：「尊嚴」。有幾次，他憤憤不平地說，他這輩子絕不願意再讓自己的尊嚴遭到踐踏。他指的就是農漁工生活之辛苦與艱難；彷彿人民生活安康只是權貴政治的一種施捨，而不是廣大人民所應得。 <text:line-break/><text:line-break/>他對此總是表現得非常非常憤怒。許多時候，我心裏是這麼想的：「阿樺所講的，我都認同。但是，透過他異樣的憤怒，彷彿讓我更深體會了這些想法的真實意義與價值。」 <text:line-break/><text:line-break/>回歸正題。所謂「衝組」的政治意義不容易談，畢竟指涉不明，但是道德意義自然是比較好談，較為明確。這樣一種草根力量，依我看，恐怕才是影響島內政治走向的一個主要力量 (外部力量當然還是美國說了算)，畢竟引領政治的，不會是政治權位本身，而是它背後的力量與堅持、價值與思維。  <text:line-break/><text:line-break/>它的頭一次集結就是所謂「黨外」，反貪腐，反酬庸，反分贓，反東廠，反軍購，反權貴，反剝削，要求社會安全與福利，要求重視弱勢群體，重視人民的實質生活、尊嚴與自由。也正因為如此，衝組的主體當然就是農漁工，因為他們往往是不良政治的第一線犧牲者。 <text:line-break/><text:line-break/>這回是第二次集結，我稱它是二次黨外是有點道理的，只是說來話長。 <text:line-break/><text:line-break/>我不認為它會消失，即便韓國瑜落選，它也不會消失。為什麼呢？因為人永遠都不可能放棄那最基本的希望。個人有可能絕望，但群體不會，因為人們所要求的，並不是什麼高遠抽象的特殊理念或理想，而僅僅只是要求政治之所以值得存在的基本功能。一旦這些基本要求遭到背叛，人民就會再度集結；其中較為熱情投入者，就是過去所謂的衝組。 <text:line-break/><text:line-break/>正面 (positive) 陳述不好說清楚一個東西的意義，但是負面陳述卻很容易反駁。簡單說我想說的： <text:line-break/><text:line-break/>矮化、醜化或鄙視、敵視這股力量是很荒唐、扭曲且外行的。菁英們往往很喜歡用所謂「魯蛇」(類似草包) 去理解與評價這樣一些人事物，彷彿他們是一種需要「憐憫與關注」的什麼「失敗者」，彷彿大家投入政治就得撈上一點功名權位才具有政治意義、才算是個「成功者」似的。這樣一種理解方式真是非常詭異、扭曲、病態且低俗，那就好像說甘地及其不合作運動是魯蛇一樣荒唐。 <text:line-break/><text:line-break/>我的意思是說：它所成就的不是一些個人職位，而是整個政治的走向、內涵與堅持。往後不管怎麼改朝換代，不管兩岸分合，它都不會消失。一時的壓抑與操弄有可能，但它始終長存。我很不想用所謂「民意」這類充滿特定政治意涵的空洞辭彙，也許你可以說它是一種民心，而「衝組」或當今所謂「庶民」，就是這股力量的主體。 <text:line-break/><text:line-break/>對岸共產黨之所以深得民心，恰恰就是因為他履行了政治之所以值得存在的基本承諾。</text:p>
      <text:p text:style-name="P2">陳真   |  2019.11.13 17:41   |   <text:a xlink:type="simple" xlink:href="http://palinfo.habago.org/Entry?Command=Information_PrintForum&amp;iPage=1#FORUM38104"><text:span text:style-name="T1">#</text:span></text:a></text:p>
      <text:p text:style-name="P3">卡韓政變 (193)：一人打全部 <text:line-break/><text:line-break/>陳真 2019.11.13. <text:line-break/><text:line-break/><text:line-break/>根據我對台灣選舉與政治操作幾十年來比內幕還精準的理解，韓國瑜會贏。 <text:line-break/><text:line-break/>至於民調，不管外部或內部都一樣，意義不大，因為，在綠媒鋪天蓋地的抹黑下，  支持韓國瑜已經變成一種可恥可笑羞於說出口的事，即便周圍同事明明支持韓國瑜，也都完全不敢聲張，表態率是0。 <text:line-break/><text:line-break/>透過電話進行調查，當然比較敢講，但也還是會有所隱藏。台灣人很懂得明哲保身，怕落單，怕被點名做記號，因此，只要是主流犯忌的事，馬上就會改口或閉嘴。 <text:line-break/><text:line-break/>用肚臍想也知道，韓國瑜如果真的輸給那個人渣十幾二十趴，人渣黨還會每天傾全力抹黑嗎？當然不可能。因為，當兩者落差真的如此巨大時，勝者一方就會盡量保持低調，盡量不去談對手，把他進一步邊緣化，然後躺著選就會贏了。 <text:line-break/><text:line-break/>但是，人渣黨現在的打法卻剛好相反，剛好是輸者一方的作法，拼死命攻擊、抹黑贏者，非常瘋狂。 <text:line-break/><text:line-break/>人渣黨凡事無能，但有兩樣本事卻是世界級，一是貪贓枉法五鬼搬運的各種手法，一是層出不窮日新月異的選舉奧步。這個黨這麼會選舉，怎麼可能連基本戰略都弄錯？若民調可信，怎麼可能明明大贏家，卻每天不斷抬舉大輸家？有可能這麼笨嗎？當然不可能。事實就是人渣黨目前就是輸的一方，於是他只好瘋狂死命地抹黑造謠韓國瑜。 <text:line-break/><text:line-break/>不過，我的輸贏預測僅限於目前。人渣黨一定會有無數奧步逐一出籠，絕對是你想不到的奧步，就比方說去年誰會知道他們會藉著一邊投票一邊開票長達幾小時這樣一種奧步來贏得台北市長選舉，或是比方說誰會知道投票前幾個小時公關公司竟然會弄出一個周子瑜被迫效忠祖國的影片。光是這影片本身，一來一往就影響了至少一百二十萬票，一舉打趴新黨，一手扶植出人渣黨的尾巴黨什麼時代力量的。 <text:line-break/><text:line-break/>人渣黨的選舉作風已經是一種黨的體質，自古已然，出神入化，非常會選舉，造謠抹黑只是基本功，根本就是奧步天才。對此我很悲觀。就這點來看，韓國瑜除非贏很多很多很多，否則到最後還是會被翻盤。 <text:line-break/><text:line-break/>特別是現在真正意義上的黨國餘孽、民主殺手宋盼仔那個無恥到爆的人渣和姓郭的姓柯的將會人渣勢力大集合，一來助人渣黨當選總統，一來開發自己的國會實力即政黨票和立委票，互相利益交換，總之對韓很不利。宋楚瑜會騙走很多藍的票，但他騙不走綠的，因為綠的向來黨性極端忠貞。 <text:line-break/><text:line-break/>這都還沒講到國民黨那群以吳敦義為首的權貴份子，他們勢必也會明的暗的全都來，努力扯韓國瑜後腿。因為，注意聽哦：這些人跟綠營的政治距離，其實遠遠小於他們和韓的距離。 <text:line-break/><text:line-break/>也就是說，韓國瑜是一個人對抗島內所有政治舊勢力，唯一依靠就是不離不棄的部份民心與民意。目前看來依然佔上風，但往後兩個月種種不可思議的奧步將會陸續登場，輸贏就很難說了。</text:p>
      <text:p text:style-name="P2">案有書   |  2019.11.13 17:29   |   <text:a xlink:type="simple" xlink:href="http://palinfo.habago.org/Entry?Command=Information_PrintForum&amp;iPage=1#FORUM38103"><text:span text:style-name="T1">#</text:span></text:a></text:p>
      <text:p text:style-name="P4">想聽聽陳真大大講述台灣反對運動，衝組扮演的角色和影響。</text:p>
      <text:p text:style-name="P2">黄川   |  2019.11.13 12:04   |   <text:a xlink:type="simple" xlink:href="http://palinfo.habago.org/Entry?Command=Information_PrintForum&amp;iPage=1#FORUM38102"><text:span text:style-name="T1">#</text:span></text:a></text:p>
      <text:p text:style-name="P3">一个疑问。 <text:line-break/>目前看到的台湾选举民调，多数都是蔡大幅度领先韩，然而民进党目前的表现还真不像大幅度领先的样子。 <text:line-break/>这是由于“内部真实民调”实际很焦灼？</text:p>
      <text:p text:style-name="P2">陳真   |  2019.11.13 11:39   |   <text:a xlink:type="simple" xlink:href="http://palinfo.habago.org/Entry?Command=Information_PrintForum&amp;iPage=1#FORUM38101"><text:span text:style-name="T1">#</text:span></text:a></text:p>
      <text:p text:style-name="P4">巴勒網言論相彷，很少綠的，並非因為我們管制異議，而是因為綠的除了抹黑、侮辱或是講一些讓人很想撞牆的腦殘言論之外，我還真不曾遇過一個會講道理的綠營支持者。 <text:line-break/><text:line-break/>撇開抹黑、羞辱與造謠的低能文字之外，我發現，綠的有一種發言特徵就是：很多結論，卻無議論；很多宣稱，很多claim,  卻沒有任何argument，好像只會宣示立場，宣示既定的結論或偏見，其它什麼都不會。 <text:line-break/><text:line-break/>當然，他們表面上也會做出好像在做argument的樣子，但有其外觀，卻無絲毫內涵。也許你會說，那只是一些低能網軍，不具代表性。可是，即便是學者專家也一樣，比方說卡韓政變 (192) 所提到的那位翁達瑞教授，你看他寫的一些東西，無數的 "既定" 立場，無數的獨斷宣稱，但看不到任何argument，全是空洞修辭。 <text:line-break/><text:line-break/>綠的腦袋運作似乎是這樣："先" 鎖定某種立場，然後 "再" 想辦法用盡抹黑、羞辱、瞎掰與造謠來捍衛立場，打擊敵人。他們好像缺乏一種運用證據或證詞的基本能力；似乎連什麼是思維或立場的證據或根據都不知道。 <text:line-break/><text:line-break/>當我們做出某種argument時，首先就該想到：倘若我的論理方式能夠成立，將會連帶產生何種邏輯上的必然後果？綠的似乎完全不在乎這些，他們似乎認為，一切標準都不具有一致性，一點小事就能拿來罵藍的，但是一大卡車的大事，卻不准用來罵綠的。他們的論理標準或道德標準就是沒有標準，只要能把你說爛鬥臭就行。 <text:line-break/><text:line-break/>我相信綠和腦殘幾乎可以畫上等號，但僅僅只是 "幾乎"，而非全部。也就是說，這當然不一定是出於當事人的心智無能，一部份是出於他們獨斷地選擇了一種他們根本無法辯護的立場，畢竟誰能把一群人渣辯護成偉人？誰能把血腥侵略屠殺辯護成只是放煙火？</text:p>
      <text:p text:style-name="P2">陳真   |  2019.11.13 11:09   |   <text:a xlink:type="simple" xlink:href="http://palinfo.habago.org/Entry?Command=Information_PrintForum&amp;iPage=1#FORUM38100"><text:span text:style-name="T1">#</text:span></text:a></text:p>
      <text:p text:style-name="P3">我還看了其它幾集，很好笑。我訂閱了。謝謝介紹。 <text:line-break/><text:line-break/>不過，我對死刑那一集的觀點無法認同。幾十年前我是反對死刑的，但後來覺得死刑不一定不人道，因此改採不置可否的立場。 <text:line-break/><text:line-break/>但我發現，反對廢除死刑的人背後有一種報復或懲罰心態。對此，我甚至也不反對報復或懲罰。人渣黨有一大半的檯面人物，其貪贓枉法惡行之重大，我看就算槍斃100次都不為過。 <text:line-break/><text:line-break/>不過，我想說的是：就算報復也該報復在蓄意為惡的人身上，而不是報復在根本不知道自己在做什麼的人身上；或者應該說，我們只能報復在現實意義下的蓄意作為。 <text:line-break/><text:line-break/>我反對的是對於精神病人之無差別報復。很多精神病人之所以犯下刑案，是因為他的精神狀態讓他無法理解現實意義。比方說曾經有個病人砍下自己媽媽的頭，提著頭在街上晃，說他把魔鬼殺死了。在他的妄想世界裏，他殺死的不是媽媽，而是一隻魔鬼。這就是一種完全脫離現實的妄想。因此，當事人並無絲毫為惡之意圖，反倒是想要幫助大家消滅惡魔。 <text:line-break/><text:line-break/>這時候，你懲罰他或報復他，有意義嗎？這樣一種報復或懲罰不是很可笑嗎？他並非惡人，亦無惡意或犯意，他的違法行為並非出於惡，而是出於他無法適當理解現實。你就算把他千刀萬剮，他也不知道自己錯在哪。 <text:line-break/><text:line-break/>台灣社會對精神病不但徹底無知，而且充滿誤解，持有一種好萊塢式的低能看法，彷彿精神病只是一種什麼 "心結"，是當事人自己 "心裏想不開" 的問題。這樣一種對於精神病之荒唐理解方式，在理解水平上，就跟五百年前的中古世紀巫婆觀差不多。事實上，精神病就是一種生理上的病，就跟所有疾病例如癌症、腦膜炎、糖尿病、骨折等等等，本質上沒兩樣，差別只是在於它的生病位置在於精神、思考與認知狀態。 <text:line-break/><text:line-break/>權利與義務往往是相對的，當一個人得了精神病，很可能會被家屬透過法院送來精神科鑑定，進行監護宣告或輔助宣告，剝奪其行為能力之法律意義，因此就無法處分財產，無法交易買賣不動產，無法簽署契約等等。因為，經過判定，他已經不具有充份的行為能力。 <text:line-break/><text:line-break/>如果你能接受這樣一種法律程序，如果你能接受過去所謂禁治產宣告或監護宣告等等等，意即你同意有些人確實不具有充份的行為能力。這時候，為什麼你卻要他負起完整的行為後果之法律懲罰？完全沒有道理不是嗎？ <text:line-break/><text:line-break/>今天，比方說一個三歲小孩，看見銀行櫃台上有鈔票，伸手去拿，當成玩具，難道就以偷竊罪來懲罰他？ <text:line-break/><text:line-break/>很多小孩子喜歡伸手亂摸、亂掀裙，難道你就用性騷擾防治法來給他定罪？他對你的性器官或胸部屁股等等，根本無動於衷不是嗎？也就是說，他並不是跟我們活在同樣的世界，他並無犯行之惡意，憑什麼要他接受(完整的)法律懲罰？ <text:line-break/><text:line-break/>我不是說精神病一概無罪，而是說他畢竟是個精神病人，他的病很可能影響他的現實判斷。這時候，我們應該仔細去分析與判斷他究竟還擁有 "多少" 行為能力，然後做出相對應的懲罰或裁處。這不是一個非黑即白的判斷，而是有著程度之分。就如同輔助宣告就相當於過去所說之精神耗弱，還不到監護宣告之心神喪失。 <text:line-break/><text:line-break/>簡單說就是：法律不該只是一種單純的行為主義概念，應該沒有一種法律是那麼幼稚吧？人們對惡行的憤怒毫無問題，問題是惡行並不是一種缺乏認知與判斷的單純行為，它還有個 "惡" 字，意味著它並不是一種行為 "本身"，而是產生該行為的背後認知與精神狀態及決策能力。 <text:line-break/><text:line-break/>我儘可能用最通俗的話來講了。我知道，在台灣，只要稍微站在嫌犯的立場上說話，往往就會犯眾怒。不過，就算拿槍抵著我的頭，我還是會為病人說話。大家應該好好理解精神病人；病人和罪人畢竟是兩種不同概念。他並不邪惡，他只是缺乏適當的認知基礎。</text:p>
      <text:p text:style-name="P2">周舟   |  2019.11.13 10:53   |   <text:a xlink:type="simple" xlink:href="http://palinfo.habago.org/Entry?Command=Information_PrintForum&amp;iPage=1#FORUM38099"><text:span text:style-name="T1">#</text:span></text:a></text:p>
      <text:p text:style-name="P4">早上看報，關於香港愈演愈烈的衝突，「仇恨」和「攬炒」是關鍵字。 <text:line-break/><text:line-break/>究竟是哪來的深仇大恨，非得打到頭破血流？街頭格鬥的雙方彼此是陌生人，流著同樣的血液，說同樣語言，在同一塊土地長大，只因為分屬不同陣營就火拼起來。一百年前在台灣層出不窮的械鬥，也是同樣的概念，因為肌肉不對等、地位不公平，大家都覺得只有把對方殲滅，自己才能擁有美好的生活和未來。 <text:line-break/><text:line-break/>前陣子在MOD看的巴勒斯坦電影「菜鳥新編劇」，用輕快的手法，呈現出這種荒謬的日常狀態：巴勒斯坦電視台禮聘法國巨星，以1967年的以巴衝突為背景，演出一檔愛情諜報劇「台拉維夫大火」，其中的愛國和報仇意味不言可喻。女主角是巴國間諜，受命去色誘以色列軍官，並取得情報。 <text:line-break/><text:line-break/>原編劇不懂希伯來文，沙朗姆憑著叔叔引介到劇組當助理，因為住在以色列占領區，耳濡目染，幫忙把這個以色列軍官的角色修改得更真實。沙朗姆每天要經過以色列檢查站才能回家。檢查站長官艾希的老婆也是這齣連續劇的戲迷，發現沙朗姆帶在身上的劇本，便用各種威脅利誘的方式要求沙朗姆改寫，把以色列軍官塑造成更正向迷人的男主角。 <text:line-break/><text:line-break/>被艾希改過的劇本，大受好評，氣走了正牌編劇，沙朗姆被扶正為正式編劇，從來沒寫過東西的他只好向艾希求助。原本的敵人成了合作的伙伴，但也因為立場不同、權力不對等，這段怪異的友誼頻頻出包，讓觀眾大笑之餘，也不得不省思人性的可愛，和戰爭的荒謬。 <text:line-break/><text:line-break/>今日的兩岸處境，和以巴的狀況相去太遠，但冷戰的氣氛卻不惶多讓。只要我引用親中文章，或者轉述大陸朋友有趣的觀點，身邊立刻有人警告我「不要被統戰了」，至於內容是什麼，他們一概捂耳不聽。 <text:line-break/><text:line-break/>我們對「敵人」的仇恨，究竟是出於切身的慘痛經驗，還是因各種政治宣傳而引發的想像和恐懼？</text:p>
      <text:p text:style-name="P2">林炤育   |  2019.11.13 07:44   |   <text:a xlink:type="simple" xlink:href="http://palinfo.habago.org/Entry?Command=Information_PrintForum&amp;iPage=1#FORUM38098"><text:span text:style-name="T1">#</text:span></text:a></text:p>
      <text:p text:style-name="P3">星爺配音的徒弟[宅卡啦] 台灣司法系列 <text:line-break/><text:line-break/>宅卡啦之【大腸花國賠公道何在？】向基層員警致敬 <text:line-break/>https://youtu.be/HQE5N1wlSFY <text:line-break/><text:line-break/>廢死不可！宅卡啦帶你看見刑場的秘密！ <text:line-break/>https://youtu.be/UrVu0SQd87k <text:line-break/><text:line-break/>恐龍法官之呆丸司法院(怨?) <text:line-break/>https://youtu.be/60eIi4ceqoA <text:line-break/><text:line-break/>下面有錯，請刪</text:p>
      <text:p text:style-name="P2">陳真   |  2019.11.13 01:49   |   <text:a xlink:type="simple" xlink:href="http://palinfo.habago.org/Entry?Command=Information_PrintForum&amp;iPage=1#FORUM38096"><text:span text:style-name="T1">#</text:span></text:a></text:p>
      <text:p text:style-name="P4">我常懷念我的忘年之交--柏楊先生。 <text:line-break/><text:line-break/>陳真 2019. 11. 13. <text:line-break/><text:line-break/>====================== <text:line-break/>【Yahoo論壇／翁履中】看，誰還敢不為君王唱贊歌！ <text:line-break/><text:line-break/>翁履中 <text:line-break/>美國Sam Houston州立大學政治系助理教授 <text:line-break/><text:line-break/>2019年11月11日  <text:line-break/><text:line-break/>「不為君王唱贊歌，只為蒼生說人話。」這是一生追求人權及言論自由的知名作家柏楊所留下的名言，更是知識分子和學者應該有的堅持。在威權體制下，學者想表達不同的意見，必須有極大的道德勇氣。可是，想不到在以民主自豪的台灣，學者也必須要有更大的勇氣才敢表達不同看法，因為被政治意識形態綁架的媒體和網路鄉民，現在居然也扮演起威權體制中打壓異見的角色。 <text:line-break/><text:line-break/>國內知名政治學者，也是韓國瑜國政顧問團成員的廖達琪教授，日前在媒體的談話節目上，針對憲法對總統職權的定義提出個人的見解，她認為政府的施政不需要全然仰賴總統，而應該取決於整體行政團隊的能力。這番言論被放大解讀，認為這是試圖合理化政治人物能力不足，也可以擔當總統大位的說詞。經過媒體大肆報導，加上網路鄉民留言謾罵，甚至還有號稱旅外學者撰文點名批判，含沙射影抹黑廖教授的學術成就。說穿了，所有的抨擊都只因為廖教授支持的不是蔡英文總統而已。 <text:line-break/><text:line-break/>就事論事，中華民國憲法中對於總統和行政院長的職權區分，確實有討論的空間。台灣政治學界，每年也都針對憲法的總統制或是半總統制，舉行研討會進行討論。甚至連前行政院長賴清德都曾經主動拋出憲改議題，主張削弱總統權力，改為「偏向內閣制的雙首長制，由行政院長來主導施政的想法。既然總統的角色和權力大小值得討論，為何因為支持立場不同，學者就要受到人身攻擊式的全面批判？ <text:line-break/><text:line-break/>保障學術自由和學者的言論是維繫民主的關鍵，也是研究全球民主化學界的共識，因為學者不僅代表著一個國家內部多元的意見，也反映出這個社會的理想性有多高。當學術界對當權者只敢順從而不敢堅持反對意見，民主就會出現失敗的危機。 <text:line-break/><text:line-break/>言論自由是台灣自豪的價值，任何人對學者的意見都可以有不同的看法，可是因為顏色不同，學者發表言論就會引來網路霸凌，甚至是對學者個人不理性的批判，引起寒蟬效應，讓不同立場的學者專家就此噤聲，難道捍衛民主價值的台灣社會，已經不能接受不同意見？ <text:line-break/><text:line-break/>為了確保政治正確，也為了不要讓自己成為箭靶，學術圈內的學者就算對網路霸凌學者言論的現象不滿，卻也不太願意淌渾水，說真話。如同美國人權鬥士馬丁路德金恩博士所言，一個社會面臨最大的悲哀，不是壞人的囂張氣焰，而是好人的過度沉默。 <text:line-break/><text:line-break/>在台灣許多人常常同情中國大陸的學者，因為擔心共產黨的打壓而不敢說話，可是，看到台灣學者因為顏色不同，政治不正確，就被批判得體無完膚。在非藍即綠的氛圍中，原本應該大膽表示不同看法的學者，被形式所迫，就算有異見，也最好忍氣吞聲，甚至學著向有權力的一方靠攏。惡質的媒體，加上不理智的網路鄉民，濫用了言論自由賦予人民的權利，卻不知道這樣的做法，不只傷害了台灣民主，更一步一步的推近了台灣社會與惡之間的距離。如果不能捍衛不同言論的發言權，未來誰敢說真話？誰還敢不為君王唱贊歌？</text:p>
      <text:p text:style-name="P2">陳真   |  2019.11.13 01:38   |   <text:a xlink:type="simple" xlink:href="http://palinfo.habago.org/Entry?Command=Information_PrintForum&amp;iPage=1#FORUM38095"><text:span text:style-name="T1">#</text:span></text:a></text:p>
      <text:p text:style-name="P3">風評：只准小姐炒地賺錢，不准庶民賠錢賣房 <text:line-break/><text:line-break/>主筆室 <text:line-break/>2019. 11. 08. <text:line-break/><text:line-break/><text:line-break/>國民黨總統參選人韓國瑜曾經在南港買房，「意外」成為選戰話題，韓國瑜四點聲明強烈質疑洩漏交易資訊（個資）者背後的動機；蔡英文總統回應，「說有國家機器介入，要有證據」，「花這麼多錢買房子，不是一般庶民可以負擔得起的。」一樁甚至沒交屋的房屋買賣，立刻有了兩個爭議點：一是國家機器，二是庶民能不能買房賣房？完整呈現民進黨選戰黑打的一貫手法。 <text:line-break/><text:line-break/>先說國家機器，韓國瑜買賣房屋時，他與妻子李佳芬均非公職，沒有財產申報義務，交易全都露，能洩露個資的一是國稅局二是建商，建商是國營事業台肥，不論何者，都是「國家機器」；倒是民進黨立委林俊憲直指韓國瑜「找人施壓」特權要台肥借貸二成，是否也該拿出證據，韓國瑜找了什麼人？施了什麼壓？開了幾次協調會？ <text:line-break/><text:line-break/>林俊憲的無證據指控，韓國瑜一個問題都答不了，只能反問：「我失業，能找什麼人施壓？」真為台肥建案舉行過協調會的台北市副市長黃珊珊出面說明，陳情人不是韓國瑜，會協調此案因為時任台肥董事長的是親民黨籍的鍾榮吉，而她當時甚至不認識韓國瑜；台肥則出面，借貸兩成是「通案」，不是「個案」，為什麼是「通案」？因為打房政策讓本來五千萬以上豪宅，可以貸七成的價款打壓到只能貸五成，不只韓國瑜，還有許多買家也負擔不起（八十幾戶），最後在律師協調下請示金管會，才做成通案決策。重點是，發覺自己根本負擔不起貸款的韓國瑜，認賠賣出，根本沒用上貸款。 <text:line-break/><text:line-break/>20191024-台北副市長黃珊珊24日赴市議會報告並備質詢。（盧逸峰攝） <text:line-break/>台北副市長黃珊珊曾為台肥建案，帶陳情人與台肥協調，是通案，與韓國瑜無關（盧逸峰攝） <text:line-break/><text:line-break/>整件事單純得很，就是韓國瑜買了一戶他根本負擔不起的豪宅，最後只能認賠殺出，如果他因此不是庶民，只能說韓國瑜是不夠富有的「非庶民」。至於有人指責韓國瑜抱著現金七千二百萬買房子，若非惡意就是完全狀況外的胡說八道。 <text:line-break/><text:line-break/>蔡英文自己是富家小姐出身，大學開跑車，家住陽明山別墅，台北敦南有豪宅，選新北市長不掛戶籍直接買一棟房，年紀輕輕三十三歲就擁有內湖十五筆土地，幾年脫手即刻入袋數千萬，行政院副院長卸任持有宇昌生技，當選民進黨主席準備選舉，立刻轉手又賺一筆，她爸爸經商有道，她理財也不遑多讓，要論財產，韓國瑜大概只得她的零頭，她自己有錢，看不得別人自比庶民，這是什麼道理？ <text:line-break/><text:line-break/>韓國瑜是不是庶民？可以討論，所謂「禮不下庶民，刑不上大夫」（禮記），「庶民」一詞，本是封建時代有別於貴族的平民（非賤民），後代則泛指無官爵的平民，而非「貧民」。「官爵」的定義放寬而言，就是文武百官，換言之，不吃公糧的就是庶民，用白話文講就是尋常老百姓，和有錢沒錢，基本無關，但有點學問的叫自己布衣，經商有錢的叫商賈，還是庶民。 <text:line-break/><text:line-break/>打選戰不外揭人短揚己長，韓國瑜買賣房子一切合法，又不是弊案，非其短，愈揭愈凸顯蔡英文出身富裕的階級差異；蔡英文好歹當了三年半多的總統，總要展現領導能力與國政願景之長，每天圍著韓國瑜的芝麻綠豆事團團轉，連韓國瑜半夜洗個衣服，蔡英文都有話說，簡直成了大選配角，對民眾強烈質疑的分贓酬庸，不依不撓照吃不誤，投不了韓的中間選民，又如何投蔡？</text:p>
      <text:p text:style-name="P2">陳真   |  2019.11.13 00:24   |   <text:a xlink:type="simple" xlink:href="http://palinfo.habago.org/Entry?Command=Information_PrintForum&amp;iPage=1#FORUM38094"><text:span text:style-name="T1">#</text:span></text:a></text:p>
      <text:p text:style-name="P4">(續前) <text:line-break/><text:line-break/>同樣地，我也長期被一種納悶所困擾，亦即：怎麼會有人天才到那種程度？！ <text:line-break/><text:line-break/>比方說牛頓。重點不僅僅在於他的想法本身之艱難與否，更是在於他為何能 "憑空" 想出那樣一些從來沒有人會去想到的東西？ <text:line-break/><text:line-break/>科學如此，藝術亦然。 <text:line-break/><text:line-break/>我目前的電腦桌面是這一張： <text:line-break/><text:line-break/>https://bit.ly/2XdsCJl <text:line-break/><text:line-break/>這是電影中的一幕。男主角搭機返鄉，後座有個媽媽帶著一個調皮搗蛋的小朋友，一直在偷偷逗弄男主角，後來還伸出手來把男主角的眼睛朦住。我對這電影的前六分鐘，真是嘆為觀止： <text:line-break/><text:line-break/>https://tw.iqiyi.com/v_19rr73l3ss.html <text:line-break/><text:line-break/>真是很難想像，怎麼會有人天才到這種程度？！導演究竟是怎麼辦到的？ <text:line-break/><text:line-break/>天才帶來一種啟蒙、愉悅與安慰，包括美學上的、心智上的，更帶來一種超越語言的默然。但是，愚蠢到爆~炸~，卻帶來一種無言，一種很想撞牆的無奈。</text:p>
      <text:p text:style-name="P2">陳真   |  2019.11.12 23:56   |   <text:a xlink:type="simple" xlink:href="http://palinfo.habago.org/Entry?Command=Information_PrintForum&amp;iPage=1#FORUM38093"><text:span text:style-name="T1">#</text:span></text:a></text:p>
      <text:p text:style-name="P3">我常被這樣一種納悶所困擾： <text:line-break/><text:line-break/>我能理解愚蠢，但很難想像愚蠢到明明蠢到爆~炸卻又自以為很聰明。真是很難想像怎麼會有人蠢到這種程度，真是很無言。底下這則留言就是一例。 <text:line-break/><text:line-break/>我真的很想知道：當一個人蠢到這種程度時，那麼，他在現實世界中究竟怎麼過活？究竟做什麼樣的工作？還是說這只是一個小學生？抑或是 AI (機器人)的虛擬留言？ <text:line-break/><text:line-break/>記得大約二十年前，幾位台灣的哲學研究生，看我不爽，為了炫耀他很厲害，竟然說要考我維根斯坦。結果，他竟然還真的出了一個解釋名詞的考題。我一看，差點昏倒，那個題目的水平大約就等於是考一個化學家 H2O 是什麼東西一樣。當下我真是很無言，很想捏LP自殺，算是被他考倒了。 <text:line-break/><text:line-break/>底下這留言也給我帶來同樣的效果。</text:p>
      <text:p text:style-name="P2">尚法托   |  2019.11.12 22:15   |   <text:a xlink:type="simple" xlink:href="http://palinfo.habago.org/Entry?Command=Information_PrintForum&amp;iPage=1#FORUM38091"><text:span text:style-name="T1">#</text:span></text:a></text:p>
      <text:p text:style-name="P4">實在很不想說，但是各位，哈馬斯也是「恐怖主義分子」，他們還向以色列發射火箭彈呢。以色列從來就向世界宣稱，巴勒斯坦人大多都是支持哈馬斯的暴徒，他們襲擊以色列軍人，破壞以色列社會的寧靜。聽起來熟悉嗎？我對別人究竟要捍衛誰的利益、選擇怎樣的道路無所謂了，無愧於心就好。只是一個很卑微的請求，某些人可否言行一致些，不要再假惺惺地批評美國和以色列的粉紅清洗、戰爭罪行，也不要再標榜自己有多進步，假裝自己多左翼。不論你是否同意主張、口號或是行動，一個自詡左翼的人，至少應該首先正視國家的暴力。 <text:line-break/><text:line-break/>「讓我掛念的是人，不是國家」，希望各位還記得這句話</text:p>
      <text:p text:style-name="P2">陳真   |  2019.11.12 20:35   |   <text:a xlink:type="simple" xlink:href="http://palinfo.habago.org/Entry?Command=Information_PrintForum&amp;iPage=1#FORUM38090"><text:span text:style-name="T1">#</text:span></text:a></text:p>
      <text:p text:style-name="P3">今日香港，只是明日台灣的序幕 <text:line-break/><text:line-break/>陳真 2019. 11. 12. <text:line-break/><text:line-break/><text:line-break/>半個多世紀來，美國在全世界各地就是這樣幹的：抬舉一些人渣為民主英雄、自由鬥士或學運社運明星，培植傀儡政權或政治代理人 (簡單說就是養一堆光鮮亮麗的走狗)，支援武器、器材和大量資金與資源，然後隨便找個藉口，以民主自由與人權為名，鼓動鬧事。 <text:line-break/><text:line-break/>然後，西方主流媒體 (全是官方喉舌) 就會配合官方瘋狂起鬨造謠渲染與煽動，看能不能往內戰的方向推進發展，總之是越亂越好！然後美軍介入，拯救「受壓迫的苦難人民」，輸出「民主」，「捍衛人權」，以集體暗殺 (通常會有所謂暗殺名單。其實都是「明」著殺。) 或發動內戰等手段，顛覆敵對政權，屠殺異己與平民百姓，姦殺擄掠，無所不用其極，殺害數千萬人，不斷擴張帝國版圖。 <text:line-break/><text:line-break/>相對來講，香港動亂只是小兒科，也許連小兒科都稱不上；並不是因為美國很仁慈，而是因為祖國仍有一定的保家衛國能力，而非不堪一擊。要不然，美軍早已進入香港大開殺戒，然後說這是為了捍衛民主自由與人權。 <text:line-break/><text:line-break/>對於香港動亂，美國目前最渴望的就是希望解放軍趕緊派兵鎮壓，那或許就能進一步策動發展成為一種內戰或都市游擊戰，藉以拖垮大陸。 <text:line-break/><text:line-break/>「維基解密」幾年前發布了九百多份密件，揭露香港這些民主人渣包括黎智英等漢奸如何和 CIA 共謀策動過去幾年來的各種香港動亂 (包括所謂佔中及操它X的什麼雨傘革命等等等)，並且長期豢養一群政治代理人，整天興風作浪，鼓吹港獨。但你不能說那是一種 CIA 的「密謀」或「陰謀」，因為他們始終是如此明目張膽，如入無人之境。香港，基本上就是一個不設防的城市。  <text:line-break/><text:line-break/>CIA 在世界各地培植顛覆勢力所投入的金錢，以香港最多，高達數百億。精確數字待查，但百億以上跑不掉。但我始終認為，香港動亂或內戰只是序幕，只是前戲，台灣才是壓軸，台灣才是核彈級的美製人肉炸彈，中美日後攤牌的最後武器。台灣若繼續被人渣黨這些美國走狗給惡搞下去，這個噩夢就會自我實現。 <text:line-break/><text:line-break/>也許你會以為我想太多，但是，凡是長期看我的文字的人，理當清楚我不是那種言過其實或信口開河的人。我知百說一，不妄言，而且只做描述，不喜預測。我有一種數學哲學家的個性，喜歡確定性，看重「必然」，輕忽「偶然」；一個事情倘若沒有充份把握，我不會做出論斷。但這當然不意味著我所言必然為真，但它至少極具參考價值，畢竟要弄清楚這一切，毫無困難。 <text:line-break/><text:line-break/>島嶼長年為人宰制，但咱們的命運或多或少仍掌握在自己手上，即便是一條狗，也該想辦法掙脫噩運。 <text:line-break/><text:line-break/>不過，我知道我的期望很可能落空，因為每當我意識到四周盡皆愚人腦殘 (特別是年輕一代近乎無腦)，我就會想到 Emir Kusturica 的「地下社會」裏那句宿命預言般的台詞：「大難臨頭」。  <text:line-break/><text:line-break/>附錄：  <text:line-break/><text:line-break/>很難想像怎麼會有人會對這些「為自由而戰」的腦殘人渣感到肅然起敬。 <text:line-break/><text:line-break/>這裏有比較完整的影片，這個人先是跟對方起衝突，再被人縱火： <text:line-break/><text:line-break/>http://i.imgur.com/MNuV9tY.mp4 <text:line-break/><text:line-break/>底下這視頻懇請全部看完，別說你很忙或沒興趣： <text:line-break/><text:line-break/>https://www.youtube.com/watch?v=IGH70JACJug   <text:line-break/><text:line-break/>請看前面25秒： <text:line-break/><text:line-break/>https://www.youtube.com/watch?v=c6_CIyLe4So <text:line-break/><text:line-break/>圍毆一個阿伯致死(？)： <text:line-break/><text:line-break/>https://www.youtube.com/watch?v=YE6o8hRbwOw   <text:line-break/><text:line-break/>到處打人： <text:line-break/><text:line-break/>https://www.youtube.com/watch?v=JmQZOyDA9go   <text:line-break/><text:line-break/>請從一分四十秒看到結束： <text:line-break/><text:line-break/>https://www.youtube.com/watch?v=8wBJdoKJF1U   <text:line-break/><text:line-break/>底下是台灣綠蛆們的評論。台灣社會竟然能容許這樣一些反文明反人性的仇恨語言，甚且以之為傲：  <text:line-break/><text:line-break/>發信站: 批踢踢實業坊(ptt.cc), 來自: 114.136.148.0 (臺灣) <text:line-break/><text:line-break/>文章網址: https://bit.ly/2qKM5F4 <text:line-break/><text:line-break/>推 eddisontw: 香港燒鵝好吃  59.125.98.167 台灣 11/11 14:11 <text:line-break/><text:line-break/>噓 ed123123: 港警殺人 畜生東西  223.140.28.143 台灣 11/11 14 <text:line-break/><text:line-break/>推 bart102617:  一臉中國臉  1.160.128.235 台灣 11/11 14:14 <text:line-break/><text:line-break/>推 zzing: 好屌是在變魔術吧 有燒跟沒燒一樣  223.136.182.170 台灣 11/11 14:14 <text:line-break/><text:line-break/>推 charco: 沒燒警局已經很和平了 106.104.136.28 台灣 11/11 14:18 <text:line-break/><text:line-break/>噓 azt911231: 垃圾黑警公然放火燒人 42.77.97.186 台灣 11/11 14:21 <text:line-break/><text:line-break/>推 lostman: 港警直接把人燒死了   114.45.156.180 台灣 11/11 14:23 <text:line-break/><text:line-break/>skywalker019: 被燒的是中共同路人，大家可以解散了1.163.32.34 台灣 11/11 14:24 <text:line-break/><text:line-break/>推 whiteseyes: 火烤就是美味 125.231.221.228 台灣 11/11 14:26 <text:line-break/><text:line-break/>推 diadem1122: 刺激刺激 223.137.195.206 台灣 11/11 14:26 <text:line-break/><text:line-break/>推 peterandwolf: 垃圾黑警被燒死自找的 218.255.163.204 香港 11/11 14:33 <text:line-break/><text:line-break/>推 mymicos: 破爛翻譯：大叔罵黃絲不認自己是中國人 101.15.192.29 台灣 11/11 <text:line-break/><text:line-break/>utuyuy: 對付親中份子 就是要這樣 223.138.253.175 台灣 11/11 14:38 <text:line-break/><text:line-break/>推 s910443ttw: 爽耶，希望也能來台灣燒死支持統一的 223.136.68.108 台灣 11/11 14:48 <text:line-break/><text:line-break/>推 ethan30213: 舔共仔燒了溫馨。125.230.251.14 台灣 11/11 14:50 <text:line-break/><text:line-break/>s910443ttw: 哇操！我看了好多次超紓壓的，支持支那的人通通應該來一發 223.136.68.108 台灣 11/11 14:50 <text:line-break/><text:line-break/>s910443ttw: 爽，殺光支那狗，殺就對了 223.136.68.108 台灣 11/11 14:52 <text:line-break/><text:line-break/>推 s910443ttw: 殺光支那狗，殺就對了 223.136.68.108 台灣 11/11 14:54 <text:line-break/><text:line-break/>zzff92: 當暴政成為真實 反抗就是義務 唯有用更暴力的行徑 才能使中共同路人覺醒 180.217.202.112 台灣 11/11 14:55 <text:line-break/><text:line-break/>推 kzlivetune：只有我邊看邊笑嗎 好好笑 42.76.228.177 台灣 11/11 14:56</text:p>
      <text:p text:style-name="P2">傅怡鈞   |  2019.11.12 15:30   |   <text:a xlink:type="simple" xlink:href="http://palinfo.habago.org/Entry?Command=Information_PrintForum&amp;iPage=2#FORUM38089"><text:span text:style-name="T1">#</text:span></text:a></text:p>
      <text:p text:style-name="P3">看到香港一連的假抗議真暴力事件不窮，心中挺來氣，然而面對台灣的挺港(港獨)主流意識，一切是非黑白通通可以顛倒 <text:line-break/><text:line-break/>當我個人約兩個月前看見港渣開始對一般百姓攻擊時，除了氣直接會想到「打一般百姓跟爭取民主自由有什麼關係」，其後越來越多香港百姓、內陸人民及極少數外國人被打，但台灣主流一樣在挺，是非在哪? <text:line-break/><text:line-break/>昨天香港一早的搶槍，後來的潑水火燒人(極其殘忍)，以及晚間的圍毆燒被害人雙腳事件，心中真的憤怒止不住髒話，這些是人嗎? <text:line-break/><text:line-break/>然而當我表達與批評港渣假和理非及暴力行為時，受到的是反責，「你有精神病」「你好好賺錢就好不關你的事」「不然你出去跟他們戰啊」 <text:line-break/><text:line-break/>「忍」是一件很難很難的事，似乎比起事實與是非，其他人更會在我的情緒上做出批評，對於攤擺在那的暴力非法他們都不在乎 <text:line-break/><text:line-break/>氣到一個極點出現在心底的感受是難過，似乎明白為何有人會期盼主再來了，無奈，是我有病嗎....</text:p>
      <text:p text:style-name="P2">林炤育   |  2019.11.12 11:11   |   <text:a xlink:type="simple" xlink:href="http://palinfo.habago.org/Entry?Command=Information_PrintForum&amp;iPage=2#FORUM38088"><text:span text:style-name="T1">#</text:span></text:a></text:p>
      <text:p text:style-name="P4">香港街頭玩的就是殺戮或生存遊戲，刺激危險腎上腺暴表，個個都變成野獸、喪屍。 <text:line-break/><text:line-break/>(轉) <text:line-break/>香港街頭的真人遊戲 <text:line-break/><text:line-break/><text:line-break/>一直搞不懂，港府都撤例了，這些年輕人還天天上街去攻擊警察是為什麼，難道都吸了毒？ <text:line-break/>看了這篇才恍然大悟，原來這些青少年都是遊戲玩家，大家都只是跟著攻略手冊照作，越級打怪。 <text:line-break/>一份帶著血腥的遊戲指南 <text:line-break/><text:line-break/>就像我們熟悉的RPG遊戲一樣，點入「香城Online」的頁面，就會看到各種各樣暴徒所需要的物品，遊戲作者還幫你分門別類地整理好：頭盔、眼罩、口罩、四肢防護、手套、盾、輸出篇、工具篇、裝備概覽圖。每個類別里都有十幾項詳細的產品介紹，還根據之前上街與警方對峙的經驗，用1～5顆星來標明其實用程度，並詳列穿戴方法、注意事項、使用心得、可以去哪裡購買以及大概價位。最後一頁的裝備概覽圖，則用圖像化的方式，把一名黑衣人應該如何穿着、要準備什麼東西一目了然地全部列出，甚至還分成了新手篇、滅火整蠱裝備、建築補給裝備、物資兵和近戰遠攻。 <text:line-break/><text:line-break/>「香城Online」把「玩家」，也就是暴徒依照能力分成5個等級，從等級1「行完就走」、等級2「後排和和理非/發夢新手」、等級3「發夢經驗者」、等級4「中上玩家」到最高等的「戰士玩家」。每個等級下有不同的「主線任務」，還有相應的職業，包括戰士、長槍手、遠程攻擊手、建築工人、道具師、哨兵、通訊兵、醫療兵、高速運輸兵、普通運輸兵和補給兵等等，以此分配每個黑衣人負責採取的行動。1級「行完就走」旁特意標出「歡迎所有新玩家」「危險性極低」，生怕你不來玩。 <text:line-break/><text:line-break/>二、港警被醜化為「黑狗怪」 <text:line-break/><text:line-break/><text:line-break/>三、鼓吹「打爆」警察，殺警煽動毫不掩飾 <text:line-break/><text:line-break/>有人也許會問了：真的會有人在看了這些東西之後「深受啟發」，立刻奉令承教、上街打砸嗎？這個問題好回答，因為具體的案例可謂是一抓一大把。比如10月1日在荃灣挨了一槍的那個高中生暴徒曾志健，就是全副武裝、手持鐵棍沖在最前線，一個典型的5級「戰士玩家」。看看他用來襲警的那根鐵棍，「香城Online」里寫的明白，這是「擲彈兵」職業的標配，4星推薦，「有怪獸落單都可以用」。 <text:line-break/><text:line-break/>四、用「發夢」做擋箭牌，其心可誅 <text:line-break/><text:line-break/>儘管「香城Online」通篇都是遊戲詞彙、行文風格更是輕佻、甚至不乏幽默，但這些都絲毫掩飾不了文字背後血淋淋的事實。諷刺的是，遊戲的主頁上居然明晃晃地掛着一個「愛（mian）國（ze）聲明」，寫道「請各位網民保持理智，分清虛擬與現實，切勿沉迷。網頁只供遊戲用途，並不誘使或鼓吹任何行動，更不建議任何人士於現實中使用暴力或犯罪。 」在連登上，還有一些假惺惺的聲明：「近日好多反送中暴徒破壞香港……，此Online Game與黃屍的暴力行為沒有任何關係！犯法的事我們不做！我們有怒氣就一起打遊戲發泄啦！」「支持香港政府！擁護一國兩制！支持香港警察！反對暴力！有怒氣要玩電子遊戲發泄！！」這種「反串聲明」，作用有點像海峽對岸「陰間論壇」PTT的「做夢文」，一方面迴避遭到煽動罪起訴的風險，一方面又用諷刺的手法明確表達了這些人的真實立場。 <text:line-break/><text:line-break/>與這些聲明所說的恰恰相反，這個「遊戲」作者的目的，就是企圖使「玩家」喪失理智、混淆虛擬與現實，「於現實中使用暴力或犯罪」。他們用遊戲的話語和場景來包裝暴力活動，無非就是為了利用那些正處於愛玩年齡的懞懂孩子，讓他們可以毫無顧忌地干出駭人的勾當，反正這一切都只是一場「遊戲」而已！</text:p>
      <text:p text:style-name="P2">周舟   |  2019.11.12 08:01   |   <text:a xlink:type="simple" xlink:href="http://palinfo.habago.org/Entry?Command=Information_PrintForum&amp;iPage=2#FORUM38087"><text:span text:style-name="T1">#</text:span></text:a></text:p>
      <text:p text:style-name="P3">豐遠說的火鍋大王的視頻，我昨晚在臉書上分享，立刻有位遠在美國的博士朋友po了一則訊息打我臉說，據某位香港業界人人士的錄音說法，那位被燒傷的人是收了200萬元的特技演員。另一位波蘭朋友則對我說，他在共產黨統治下長大，深知共產黨一向擅長製造暴力，再推稱是反對者所為。 <text:line-break/><text:line-break/>看了這些堅定反共者的回應，我真是無言，只能貼個連結，請他們去看一下德國之聲質問示威者代表邵嵐的影片。香港新聞不可信，火鍋大王親中，德國之聲的訪談難道也是收了老共的錢？ <text:line-break/><text:line-break/>一旦有了預設立場，原本善良的人，就選擇性裝瞎，寧可守著自以為是的理念，也不願相信自己的眼睛。</text:p>
      <text:p text:style-name="P2">陳真   |  2019.11.12 02:44   |   <text:a xlink:type="simple" xlink:href="http://palinfo.habago.org/Entry?Command=Information_PrintForum&amp;iPage=2#FORUM38086"><text:span text:style-name="T1">#</text:span></text:a></text:p>
      <text:p text:style-name="P4">我女兒對吃飯興趣不大，必須「配」故事吃，才吃得下；不用配菜，只要有故事聽，白米飯都能直接吃。還好我有永遠說不完的故事，有些故事我是主角。前天就給他講了一個鬼屋探險的故事。 <text:line-break/><text:line-break/>話說我念小學一年級時，和一群同學在台南永福國小後方的一個「小山丘」玩，傳說中那裏有個鬼屋 (其實不是鬼屋，只是極端破舊，裏頭住著一個貧窮拾荒老婦)。 <text:line-break/><text:line-break/>那天，我和幾個同學在鬼屋附近玩，一邊繪聲繪影地研究屋子裏頭可能有什麼恐怖景象，例如一堆白骨什麼的。有幾位同學於是就起鬨，對著屋子丟石頭，其他兩位還跑去踹門。所謂「門」，不過就是一塊腐爛蛀空的板子，就「掛」在門口。經某位同學這麼一踹，竟然破了個大洞，整片倒下來。不久，從屋內應聲衝出一個「巫婆」，也就是那個拾荒老婦。我們一群人嚇得做鳥獸散，只聽到背後傳來阿婆的陣陣叫罵聲。 <text:line-break/><text:line-break/>隔天上學，老師臉色凝重，說學校接獲「報案」，說有疑似本班同學打破人家的大門，要求那天所有在現場者統統站起來。我站起來了，但是大部份同學都還是坐著。老師要我們自己承認那天是誰去踹破阿婆家的大門。無人應聲。老師很生氣，就說若無人自首就全班都罰，然後下午會請阿婆來班上指認凶手。 <text:line-break/><text:line-break/>後來，我就「自首」了，但門根本不是我踢破的，而且我還是那個在現場叫大家不要丟石頭不要踹大門的人。 <text:line-break/><text:line-break/>老師看我「自首」，嘴裏說他不相信是我，但仍叫我去教室外罰站，還兩手各提著一個水桶，罰站示眾。 <text:line-break/><text:line-break/>故事講到這裏，小孩就已經把飯吃光了，其實故事還有個更重要的主角內心「旁白」沒講，那就是我當下為什麼決定硬著頭皮主動揹黑鍋的原因。那是因為，我知道「凶手」是誰，當時在場的同學也都知道。那個「凶手」比我矮，平常就坐在我的左前方，我能清楚看見他的表情，充滿恐懼。就因為這樣一個神情，突然讓我當下心生不忍，於是決定為他揹這黑鍋。我若不揹，一旦阿婆來指認，他的下場就更慘了。 <text:line-break/><text:line-break/>我還來不及講這一段內心獨白，小孩就把飯吃完了。少講了這一段，整個故事聽起來變得很驚悚，小孩聽得似乎很緊張，她大概也搞不清楚把拔為何要跑出來揹黑鍋。如果她能理解，就能明白這並不是一個驚悚懸疑的故事。 <text:line-break/><text:line-break/>不過，最後我有給她一個「彩蛋」，我問她說，「妳知道這鬼屋是誰的家嗎？」她當然不知道，搖搖頭。我湊近她耳邊故做神祕狀，輕聲地說：「胡適」。 胡適跟他爸剛來台灣時，就住在這。 <text:line-break/><text:line-break/>小孩當然不知道誰是胡適，但也許有一天會知道。當那一天來臨時，我說不定已不在人世。各位還活著的，不妨告訴她更多有關她把拔的故事。我相信，故事不會僅僅只是故事，它會帶給我們許多想像，帶來無數悲歡。</text:p>
      <text:p text:style-name="P2">陳真   |  2019.11.12 02:00   |   <text:a xlink:type="simple" xlink:href="http://palinfo.habago.org/Entry?Command=Information_PrintForum&amp;iPage=2#FORUM38085"><text:span text:style-name="T1">#</text:span></text:a></text:p>
      <text:p text:style-name="P3">寫什麼都ok。巴勒網的天條就是任何一個留言板應有的天條，亦即不去議論無法議論的個別人事物。留言板畢竟不是聊天室，也不是寫 email的地方。 <text:line-break/><text:line-break/>這應當很容易理解，但實際上能理解的人似乎少之又少，可能是因為網路世界把應有的基本價值都給摧毀了。 <text:line-break/><text:line-break/>同樣的話講過幾百萬次，能懂的，或者說願意懂的，自然就會懂。 <text:line-break/><text:line-break/>以上是昨天寫的，沒寫完，續著寫。現在寫東西就跟水管漏水一樣，點點滴滴，抓住幾秒鐘的空檔就寫上幾個字，沒法像過去那樣一氣呵成；我的時間已經壓縮到甚至一星期睡不到30個小時，挺苦的。 <text:line-break/><text:line-break/>天條就是想寫什麼就請儘管寫，謙遜也好，囂張也行，善意也好，懷著邪惡也罷，統統沒關係；不但沒關係，而且應該去除這類無關言論的思維。公眾留言板的意思就是我們只看你的言論 "本身"，我們不會去管你是不是心地善良，是不是謙恭有禮，是不是溫柔體貼，是不是工作認真或孝順父母，也不會分析你個人有著何種內心狀態，更不會教你應該怎麼表現美德或怎麼說話寫字，更絕不可能去討論你和你家人的關係。 <text:line-break/><text:line-break/>每個人都可以講到自己，但是，當人們講到自己時，他並不是要邀請大家來討論他這個人。當他講到自己的比方說兒子時，也不是要邀請大家來讚美或批評他的兒子。 <text:line-break/><text:line-break/>如果我們不堅守這個天條，所謂言論自由將失去一切意義。因為，所謂自由的意思就是畫出界線，在某個界線裏頭你是自由的。沒有界線，也不會有自由。我想，天底下不會有比巴勒網天條更寬闊的界線了，因為這條線恰恰就只畫在語言的某個極限上，亦即我們不應該去議論那些無法客觀議論的個別人事物。 <text:line-break/><text:line-break/>你私下寫信給某個朋友，因為你認識他，他認識你，你們之間私底下愛怎麼寫就怎麼寫。但是，公眾論壇卻有著不特定對象，沒有人有義務被人公開指指點點任何個人事物，除非他是個動見觀瞻隨時可以為自己澄清的公眾人物。 <text:line-break/><text:line-break/>簡單這麼說，公眾論壇就是談論公眾可以談論的東西，至於別人是不是很謙虛、很有禮貌或很孝順，根本無法議論也不該議論不是嗎？你可以儘情談自己，但是，當你談到別人時，請針對他的言論與思想，而不是針對他這個人的內心或個性或表達方式或任何無從客觀評價的個別人事物。 <text:line-break/><text:line-break/>重覆講同樣的話，真是很煩。如果有人說 "陳真，你不要煩哦，要有耐心"，那你就是犯了天條。我 "有沒有耐心" 這個問題要怎麼談？沒法談也不該談不是嗎？</text:p>
      <text:p text:style-name="P2">孫從輔   |  2019.11.12 01:22   |   <text:a xlink:type="simple" xlink:href="http://palinfo.habago.org/Entry?Command=Information_PrintForum&amp;iPage=2#FORUM38084"><text:span text:style-name="T1">#</text:span></text:a></text:p>
      <text:p text:style-name="P4">我年輕的時候受約翰亞當斯的話感動，即吾輩學習政治和戰爭，使子輩有機會學習數學與哲學，使孫輩有權利學習繪畫，詩歌，與音樂。漸漸懂事以後，我悲觀地認為這句話是不可能實現的。人在成長過程中永遠有好戰好鬥的劣根性，如果沒有外加的嚴正教育，戰爭和暴力就會自發出現，用不可挽救的方式教訓人們。子輩如果只學數學與哲學，他們中的一些人就會無腦反抗數學與哲學，孫輩如果只學繪畫，詩歌，與音樂，他們中的一些人就會向那些東西宣戰。把所有事物戰光之後，他們就會自相殘殺。如果電子遊戲或VR科技還有點用的話，就應該用於讓孩子們親身體驗祖先們曾經遭到的苦難，體驗世上其它人的苦難，體驗他們後代將會遭遇到的苦難，使他們不用親歷戰爭就能學到教訓，將好戰的心轉為奮鬥的心，用於正途。 <text:line-break/><text:line-break/>約翰亞當斯的原話如下： <text:line-break/>I must study politics and war that my sons may have liberty to study mathematics and philosophy. My sons ought to study mathematics and philosophy, geography, natural history, naval architecture, navigation, commerce, and agriculture, in order to give their children a right to study painting, poetry, music, architecture, statuary, tapestry, and porcelain. </text:p>
      <text:p text:style-name="P2">鄭豐遠   |  2019.11.11 19:55   |   <text:a xlink:type="simple" xlink:href="http://palinfo.habago.org/Entry?Command=Information_PrintForum&amp;iPage=2#FORUM38083"><text:span text:style-name="T1">#</text:span></text:a></text:p>
      <text:p text:style-name="P3">就在我貼出上一篇留言後幾秒鐘，火鍋大王發佈了下面這個影片: <text:line-break/><text:line-break/>shorturl.at/BKQU7 <text:line-break/><text:line-break/>我想請問大家看了作何感想? 我們寫了那麼多有關遊戲，但我們真的是在討論遊戲嗎? 世界各地層出不窮的暴力和恐怖攻擊，包括這樣把一個僅是意見和你不同的人活活燒死的意圖，難道是一種正常人性? 難道不經滋生和灌輸就常存你我心中? <text:line-break/><text:line-break/>就連一隻狗要打架也知道什麼叫分寸，是什麼東西把一個好好的人給教育成這樣的暴徒和罪犯? <text:line-break/><text:line-break/>人們都嚮往獨立人格，都討厭家長主義，稍經洗腦，幾乎無一例外都會舉起自由的大旗，然後此從一切都走了樣，徹底變了質。中國內地的諸多管制和不便，如今看來都成了先見之明，沒有這個家長，這個國家恐怕要再次任人魚肉和欺凌，陷入另一場煉獄。</text:p>
      <text:p text:style-name="P2">鄭豐遠   |  2019.11.11 19:28   |   <text:a xlink:type="simple" xlink:href="http://palinfo.habago.org/Entry?Command=Information_PrintForum&amp;iPage=2#FORUM38082"><text:span text:style-name="T1">#</text:span></text:a></text:p>
      <text:p text:style-name="P4">昨天刪了一則留言。實在很無奈，因為我對所謂管理一點興趣也沒有，人為什麼不學著自己管理自己的言行? 都已經做出警告了，還一定要逼人動手。 <text:line-break/><text:line-break/>至於什麼電玩只是電玩，電玩和現實無關，不影響人在真實世界的思維和言行，除非是腦殘，不然真的有人信嗎? 你信嗎? 我隨便用中英文的"香港"和"俠盜獵車手" (Grand Theft Auto) 去搜尋，就找到一堆連結，下面只是其中幾個，我沒細看，不想浪費時間在關注這些香港腦殘的資訊上。 <text:line-break/><text:line-break/>https://bit.ly/2O1STWP <text:line-break/><text:line-break/>https://bit.ly/2Q76Buf (請看第二頁) <text:line-break/><text:line-break/>https://bloom.bg/32DIiGM <text:line-break/><text:line-break/>俠盜獵車手 (Grand Theft Auto) 就是那個惡名昭彰的遊戲，連不玩遊戲的我都聽過。這遊戲讓你扮演黑道份子整天在城市開車開直昇機橫衝直撞，搶劫襲警殺人虐待強姦樣樣來，武器更是應有盡有，讓你隨心所欲愛幹什麼就幹什麼。我要是有小孩，他敢玩一秒鐘試試看，不賞你一頓揍我不叫你老子。 <text:line-break/><text:line-break/>人都有少年時，但人應該學著長大。不但人如此，社會更是如此。台灣和香港就像兩個小屁孩，整天就只知道耍脾氣鬧事，無限放大自己的重要性。事實上你有那麼重要嗎? 重要到比整個中國十四億人 (實際人口十五多億) 的未來福祉更重要? <text:line-break/><text:line-break/>出了國，少了各種思想箝制，關注上了對岸的袓國，我才知道原來過去四十年是活在這樣一種極其幼稚腦殘、思維如電玩遊戲般的社會，我才明白一個成熟的人和國家是什麼樣子。</text:p>
      <text:p text:style-name="P2">陳真   |  2019.11.11 17:42   |   <text:a xlink:type="simple" xlink:href="http://palinfo.habago.org/Entry?Command=Information_PrintForum&amp;iPage=2#FORUM38081"><text:span text:style-name="T1">#</text:span></text:a></text:p>
      <text:p text:style-name="P3">寫什麼都ok, 巴勒網的天條就是任何一個留言板應有的天條，亦即不議論無法議論的個別人事物。留言板畢竟不是聊天室，也不是寫 email的地方。這應當很容易理解，但實際上能理解的人似乎少之又少，可能是因為網路世界把應有的基本價值都給摧毀了。 <text:line-break/><text:line-break/>同樣的話講過幾百萬次，能懂的，或者應該說願意懂的，自然就會懂。</text:p>
      <text:p text:style-name="P2">蘇秀慧   |  2019.11.11 13:09   |   <text:a xlink:type="simple" xlink:href="http://palinfo.habago.org/Entry?Command=Information_PrintForum&amp;iPage=1#FORUM38080"><text:span text:style-name="T1">#</text:span></text:a></text:p>
      <text:p text:style-name="P3">我還記得陳真醫師寫文章時，常說他只是在對自己講話。（這是我理解的文句，陳真醫師的原文我就不完整貼上了，所以我的理解也可能有誤。） <text:line-break/><text:line-break/>有時候，我們以為自己正在與別人「對話」、討論或分享，但其實我們只是在「自說自話」，因為對方「倒底在說什麼？」，我們未必真懂或全懂。而有時，我們看了別人說了什麼話，於是想與別人「對話」，卻往往是「不請自來」，因為我們並沒有真正明白，其實對方只是在抒發自己的想法、自言自語，如果我們真想加入他的話題，在態度上，我們也許會更謙遜些說：我可以跟你講講我的心得嗎？ <text:line-break/><text:line-break/>因為這樣的想法，我更少說了會讓自己覺得後悔的話，變得更沈默。但當我做不到的時候，我也常後悔自己回了某個貼文。</text:p>
      <text:p text:style-name="P2">陳真   |  2019.11.11 01:40   |   <text:a xlink:type="simple" xlink:href="http://palinfo.habago.org/Entry?Command=Information_PrintForum&amp;iPage=1#FORUM38079"><text:span text:style-name="T1">#</text:span></text:a></text:p>
      <text:p text:style-name="P4">平常生活中很害怕跟人講話，原因很多，但基本上就是不對等：情感上的不對等，知識上的不對等，經驗上的不對等，智能上的不對等...等等等。 <text:line-break/><text:line-break/>所謂多情總被無情惱，人們無所無謂地跟你談，那要怎麼談？打屁聊天當成一種閒聊話題嗎？ <text:line-break/><text:line-break/>知識也一樣，我懂的，也許是你的1000000倍 (但你卻以為你比我懂或跟我一樣懂)，請問怎麼談？我都已經飛到冥王星了，你還在談沖天炮。 <text:line-break/><text:line-break/>智能上的不對等亦然。生命經驗更是相去不知多少光年那般遙遠；我局內，你局外，我以命相許，你以屁相應，怎麼談？ <text:line-break/><text:line-break/>真理雖然不是多數決，但多數一方或主流一方往往以為自身就是真理，於是表現出一種傲慢態度，即便是個腦殘，都能對你大小聲地批評指教。 <text:line-break/><text:line-break/>我有個座右銘，是從沈從文那邊學來的，叫做 "夾著尾巴做人"。簡單說就是忍忍忍忍忍忍忍，七個忍字，凡事能忍則忍，忍耐當下，把一切希望寄託給一個無法預見的未來。 <text:line-break/><text:line-break/>為了避免忍不住，平常盡量不聞不問不聽不看，盡量不要知道周遭人們怎麼說怎麼做。不過，有時候還是會不小心看到，然後很可能忍不住就操他x了，然後就會給自己惹來事端與報應。 <text:line-break/><text:line-break/>許多時候，我很希望能看到人性能有更多型態的表現，但是大多時候人性就是那麼一回事，很容易類型化，少有例外。一旦遇到例外，往往讓我驚為天人。 <text:line-break/><text:line-break/>在生活四周，在職場上，在你的工作圈子裏，人性幾乎都是可預期的。比方說，我常看到一些學界或醫界人士或同事，迫不及待地公開讓大家知道他有多綠，有多仇中，有多愛民進黨黨國，有多麼不屑韓國瑜。經驗讓我完全可以論斷：所有這些人的人品和智能，不但蠢，而且壞，往往兩者皆難以恭維。有例外嗎？我還不曾看過一個例外。(檯面上那些親綠敗類就更不用說了。) <text:line-break/><text:line-break/>不過，大家可別搞錯我的定義，我指的是那些積極表態者。 <text:line-break/><text:line-break/>許多時候，我想到這樣一些人，總覺得很不可思議。難道他們沒有一點良知？沒有一點智能？還是說，問題是出在他們根本就缺乏熱情？也就是說，事實上他們根本不在乎那些他們所積極表態的那些人事物。因為，他們要是有一絲絲在乎，除非真的蠢到爆，否則肯定馬上能清楚地判斷是非善惡，而絕不可能做出完全相反的荒唐評價，絕不可能把人渣說成好人，卻把好人抹黑成人渣。 <text:line-break/><text:line-break/>德蕾莎有句話說得挺有道理。她說："愛的反面不是恨，而是漠然。" 簡單說就是不在乎。你其實不可能和任何 "不在乎" 的人談些什麼。</text:p>
      <text:p text:style-name="P2">孫韋懷   |  2019.11.10 18:11   |   <text:a xlink:type="simple" xlink:href="http://palinfo.habago.org/Entry?Command=Information_PrintForum&amp;iPage=1#FORUM38077"><text:span text:style-name="T1">#</text:span></text:a></text:p>
      <text:p text:style-name="P3">關於在遊戲裡殺人的問題，可以參考一下佛教的觀點（專業術語如果用錯請見諒）。殺業分四個階段：對象、動機、過程和結果，擁有這四部分才構成完整的殺業。例如到餐廳，我指向一尾活魚，有了對象；因為我想滿足自己的口舌之欲而要殺魚，有了很壞的動機；我或者廚師揮刀砍向魚，有了過程；最後魚因我而死，是結果。如果少了任何一部分，都不是完整的殺業。而反過來說，觸及了這之中的任何一個階段，都是犯下了部分殺業。 <text:line-break/>《安德的遊戲》這小說裡，主角以為自己在打電動，實際上殺了很多生命。有的人在打遊戲時，雖然消滅的只是電子數據，卻起殺人的殺心來消滅它們。電影裡，壞蛋用盡一切手段，最後主角運氣好沒死掉。這等等很多例子中的人，沒有犯下完整的殺業，但確實觸犯了殺業，犯下了罪。 <text:line-break/>我的觀點：1.遊戲不只是遊戲。2.如果公平對待，我對所謂的善惡無所謂。3.現實不公平，我討厭在不公平裡找自己以為的公平的人。</text:p>
      <text:p text:style-name="P2">鄭豐遠   |  2019.11.10 17:42   |   <text:a xlink:type="simple" xlink:href="http://palinfo.habago.org/Entry?Command=Information_PrintForum&amp;iPage=1#FORUM38076"><text:span text:style-name="T1">#</text:span></text:a></text:p>
      <text:p text:style-name="P4">和同胞"討論"實在很累，面對一個根本不知道是誰的人 (不會有人姓"神"名"犬"吧? 鈺錠說一定是某個日本動漫看太多的小屁孩，who knows，題外話)，電動打太多，講一些屁話空話，唯一不講道理，然後不高興了就大扣帽子，扣完了說道不同不相為謀，要拍拍屁股走人。 <text:line-break/><text:line-break/>華人圈子，特別在網上，似乎永遠就是在這樣的水平上打轉。我從二十五年前開始使用網路，頭幾年的 BBS 只能使用英文註冊，後來不用 BBS 後，我就一直是使用真實姓名發表所有的文字。想來自己應該也算一個例外，二十五年來我沒見過多少華人使用真名，永遠都是䁥名，永遠都是那麼陰暗和下流。好在巴勒網是一個例外，所以"道不同不相為謀"說的沒錯，不想來的就別來了吧，省得浪費大家時間。 <text:line-break/><text:line-break/>我自然是無法代表巴勒網，但我是巴勒網網管，擁有絕對權力，只是我絕少使用。這位什麼神犬再犯，我就直接刪除留言，不再客氣，勿謂言之不預也。 <text:line-break/><text:line-break/>至於如果有人因為我講了那句我感覺製作和販賣槍戰遊戲的人應該被定罪判刑而感到不爽的，請問這是太天真還是太善良? 第一我有說這是我的一種實際主張嗎? 我只是說一種我心裡對這類遊戲產業的強烈反感，但人們要賣就去賣，要玩就去玩，我一點關注的興趣都沒有，人自己照顧好自己的靈魂就好。 <text:line-break/><text:line-break/>第二如果有人主張製作和販賣槍戰遊戲的人應該被定罪判刑，那也絕對不是什麼異想天開，更非大扣帽子。剛剛隨便用關鍵字搜尋一下，就找到這篇文章，有興趣的自己看。 <text:line-break/>https://www.eurogamer.net/articles/2013-02-01-shooters-how-video-games-fund-arms-manufacturers <text:line-break/><text:line-break/>這文章大意是講說美國這些槍械製造商，和遊戲公司有著千絲萬縷的關係，直接或間接和遊戲公司合作，在各種槍戰遊戲中 (比如 Call of Duty, Medal of Honor, Battlefield, Bullet Storm, Grand Theft Auto, Mortal Kombat, Splatterhouse）呈現該公司完全擬真的槍枝，進而促使年輕一代在遊玩後對槍械產生興趣，成年後就可以進行收割，讓他們成為買槍的顧客。各大遊戲公司對此三緎其口，絕口不提自己與槍枝製造商的合約內容，槍械製造商倒是很樂意自己能透過這些遊戲來促銷並影響未來客戶。 <text:line-break/><text:line-break/>擁槍在美國是整個社會多大的隱患，應該不用我多說了吧? 你還要說遊戲只是遊戲嗎? 僅僅是小型槍械，透過遊戲就能取得如此巨大的利潤，那些真正的大型軍火商難道會放過這塊肥肉嗎? 而所謂利潤絕對不只是金錢而已，更牽涉到對人們的洗腦和一整個國家和文化的霸權。 <text:line-break/><text:line-break/>好來汙電影常有人批評，但戰爭遊戲產業幾十年來我從來沒見過有人探討這個問題，答案在我看很簡單，這東西水太深，無人敢觸碰。 <text:line-break/><text:line-break/>還是那句話，大家是太天真還是太善良，才會覺得遊戲只是遊戲?</text:p>
      <text:p text:style-name="P2">神犬   |  2019.11.10 15:49   |   <text:a xlink:type="simple" xlink:href="http://palinfo.habago.org/Entry?Command=Information_PrintForum&amp;iPage=1#FORUM38075"><text:span text:style-name="T1">#</text:span></text:a></text:p>
      <text:p text:style-name="P3">先在留言中宣揚“製作、販賣槍戰遊戲應該是一種罪，該被判刑”的人， <text:line-break/>結果反過來指責別人扣你帽子。 <text:line-break/><text:line-break/>呵呵 <text:line-break/><text:line-break/>道不同不相為謀 <text:line-break/><text:line-break/>如果你有資格代表巴勒網，又有資格代表巴勒網認為我這叫扣帽子的行為， <text:line-break/>然後這又叫做是在巴勒網的一種禁忌言論，而你的言論不是的話， <text:line-break/><text:line-break/>那沒問題，好棒棒，你留我走，彼此都不需要再浪費隻言片語在那雞同鴨講了。 <text:line-break/></text:p>
      <text:p text:style-name="P2">鄭豐遠   |  2019.11.10 15:10   |   <text:a xlink:type="simple" xlink:href="http://palinfo.habago.org/Entry?Command=Information_PrintForum&amp;iPage=1#FORUM38074"><text:span text:style-name="T1">#</text:span></text:a></text:p>
      <text:p text:style-name="P4">實在是很雞同鴨講，一個人 (如果他有名有姓的話) 愛玩什麼看什麼吃什麼，誰管得著你啊? 何必因為別人講了幾句不中聽的話，就要緊張地為此辯護? 愛玩就去玩啊，到底有什麼問題? <text:line-break/><text:line-break/>至於遊戲是不是只是遊戲，這麼明白的事何必爭辨? 前面那位 Kevin (again who's Kevin?) 的第一篇留言提到這連結 (沒看內容，因為直接看連結本身就知道要說什麼): <text:line-break/><text:line-break/>https://www.techbang.com/posts/73972-moment-of-victory-modern-warfare-leaves-russias-flying-pot-and-players-are-unhappy <text:line-break/><text:line-break/>這不就直接說明了遊戲不只是遊戲? 當你遊戲的內涵帶有某種屬性 (比如戰爭)，它很可能就會因此觸犯了某些族群，怎麼連這個也要辨? <text:line-break/><text:line-break/>如果你是台灣人，你能接受一款遊戲是漢人屠殺原住民，或是國民黨屠殺本省人嗎? <text:line-break/><text:line-break/>如果你是大陸人，你能接受一款遊戲是日本人屠殺東北人或南京人嗎? <text:line-break/><text:line-break/>答案如果是否定的，那你就不會說遊戲只是遊戲，技術只是技術，可以超然於一切之上。電動玩家或電競選手也不只是玩家或選手，你得先是俄國人或中國人或美國人等，然後才是一個俄國玩家或中國玩家或美國玩家, etc。你沒辦法說我只是個玩家，然後對此一切都不在乎。 <text:line-break/><text:line-break/>一個人如果對某種底線不在乎，那通常並不是因為他壞，往往只是因為那不是屬於"他的"底線，所以他本身還沒有被傷害和波及。等到同樣的傷害有一天降臨到他自己身上，他很快就會明白了 (如果他還有點骨氣的話)。 <text:line-break/><text:line-break/>再說一次，一個人想幹什麼就去幹，沒人管你。巴勒網從來就不是針對個人打口水仗的地方，別老是因為別人說了幾句不中聽的話就要大扣帽子，什麼"可能在你眼中，那只是些在遊戲中殺比較多人的沒有同理心的殘暴之徒而已吧。但對我不是，如此而已。"，這種帽子屬於巴勒網言論禁忌，請勿以身試法。</text:p>
      <text:p text:style-name="P2">神犬   |  2019.11.10 10:40   |   <text:a xlink:type="simple" xlink:href="http://palinfo.habago.org/Entry?Command=Information_PrintForum&amp;iPage=1#FORUM38073"><text:span text:style-name="T1">#</text:span></text:a></text:p>
      <text:p text:style-name="P3">子貢欲去告朔之餼羊，子曰：「賜也！爾愛其羊，我愛其禮。」 <text:line-break/><text:line-break/>同樣的槍戰遊戲，也許你看到的滿是戰爭的醜惡，或者某遊戲的其中一個支線任務的扭曲歷史的屠殺伊拉克平民的殘暴行為，令你覺得異常可恨可恥。 <text:line-break/>對我而言，雖然我其實沒玩過該款遊戲，不過我覺得製作公司理應刪除該任務，或者還原該任務的歷史真相。 <text:line-break/><text:line-break/>至於其他的，就我對所謂的殺戮遊戲的淺淺認識(真的是非常淺，所以有說錯處，歡迎指正)， <text:line-break/>有款叫GTA5的遊戲，基本上是架空美國加州的城市背景，在遊戲裡面可以殺警察、殺市民、開車亂撞等等，裡面的主角有三個，兩白一黑，也許我們可以問一下為何主角不能是亞洲人，不過在遊戲中可以被殺的絕大多數人，畢竟也同樣是白人或黑人，如果這遊戲被殺的人都是亞洲人的話，那問題就大了，另外如果你高興的話，大可用MOD將主角面貌改成臺灣人然後在裡面大殺特殺架空的美國人出氣，再將影片上傳YOUTUBE。另外有玩家自製MOD暗殺總統任務，youtube影片是搜得到的，基本上就是殺川普，有的點擊還挺高的。 <text:line-break/><text:line-break/>還有就是有款叫做世紀帝國的古早戰略遊戲，不知道是三代還是幾代，總之是有核彈的那代， <text:line-break/>遊戲模式是選世界各地的不同種族，進行戰略對戰，然後可以選擇不列顛人當對手，你選擇中國人當自己，然後研發科技炸英國人(不列顛人，它的設定應該在是美國建國以前的時代)，或者直接生產士兵去英國屠殺，如果你要把那個點擊滑鼠的行為稱為“屠殺”的話。而畢竟這是戰略遊戲，賣點不是血腥，所以裡面的人大概只有米粒大小。 <text:line-break/><text:line-break/>至於明明我對殺戮遊戲的認識明明如此之淺(我覺得肯定是在普遍槍戰玩家的平均值下面不少的認識程度了)，卻還要替殺戮遊戲說話呢，因為我從我淺淺的遊玩體驗中看到的，從來不是你所看到的。 <text:line-break/><text:line-break/>我真正算是有“稍微玩過”的“殺戮”遊戲，其實也就CSO與絕地求生等多人線上對戰遊戲。 <text:line-break/>一個是線上玩家組兩隊互相開槍廝殺，殺到剩下最後一人，或者裝彈拆彈成功的該方獲勝。 <text:line-break/>一個是百人荒島求生的大逃殺遊戲。 <text:line-break/><text:line-break/>我喜歡對戰遊戲，不管是籃球、棒球、卡片遊戲、象棋、圍棋、或者是所謂的殺戮遊戲等等， <text:line-break/>而不管是跟自己水平相近的對手進行對戰，想辦法提升自己的水平，再跟更高一級水平的對手進行對戰，都是一件很有趣的事情。 <text:line-break/><text:line-break/>而對於那些站在殺戮遊戲頂端的職業玩家們，我看到的是頭腦、反射神經、高超技術、團隊合作、勤奮苦練等等與任何球類、棋類競技，乃至世間一切職業的沒有任何分別的高貴品質，以及追求卓越，追求更強，追求站在頂端的那顆堅毅之心。 <text:line-break/><text:line-break/>可能在你眼中，那只是些在遊戲中殺比較多人的沒有同理心的殘暴之徒而已吧。 <text:line-break/><text:line-break/>但對我不是，如此而已。 <text:line-break/><text:line-break/>再次強調，我口中“遊戲只是遊戲”一詞的語境，僅僅只是在說，不管是我，還是這些站在殺戮遊戲頂端的職業玩家們，不會因為在遊戲中點擊滑鼠開槍射擊對手的動作，就自我投射到現實的任何醜惡戰爭罪行。 <text:line-break/><text:line-break/>在遊戲中開槍擊殺對手，就好比是在籃球場投進了一顆三分球，或者棋盤上下了一著妙手一樣，當你勤修苦練的技術獲得了應有的豐碩成果，那是會令人感到興奮的。 <text:line-break/><text:line-break/>你要理解成其他意思，或者覺得我還是沒同理心，那我也沒辦法。 <text:line-break/><text:line-break/>畢竟我不是個看到豬被長刀刺穿喉嚨就放棄吃肉的人， <text:line-break/>在第一次看到我媽殺魚的時候，我心裡或許會覺得有那麼一丁點不舒服， <text:line-break/>但也僅止於此，晚上看到餐桌上的紅燒魚，照樣吃得高興。 <text:line-break/><text:line-break/>但我在第一次玩槍戰“殺戮”遊戲的時候，甚至不會看到殺魚的那種不舒服感，這也是我一再強調的重點，虛擬跟現實的區別。 <text:line-break/><text:line-break/>我殺人了嗎？但是怎麼沒人因我而死？ <text:line-break/><text:line-break/>上述言論全建立在一個前提，也就是我從不覺得玩“殺戮”遊戲有任何罪惡之處。 <text:line-break/><text:line-break/>但即便是在另一個前提，也就是有人是帶著罪惡念頭在玩殺戮遊戲的情況下，我依舊不覺得是錯的。 <text:line-break/><text:line-break/>當然，還有就是你所說的雙標問題了， <text:line-break/>就像對馬英九丟鞋時拍手叫好，球場吉祥物抱住蔡英文拍照時卻痛罵不夠尊重總統的那群人一樣， <text:line-break/>那就是雙標人渣，沒什麼好說的。 <text:line-break/><text:line-break/>只準美國扭曲屠殺伊拉克的歷史，卻不準任何人在遊戲中殺川普，那無疑也是一種雙標。 <text:line-break/><text:line-break/>當然，這個雙標只成立在我們確實不能在遊戲中殺美國人，殺川普。 <text:line-break/><text:line-break/></text:p>
      <text:p text:style-name="P2">鄭豐遠   |  2019.11.10 08:28   |   <text:a xlink:type="simple" xlink:href="http://palinfo.habago.org/Entry?Command=Information_PrintForum&amp;iPage=1#FORUM38072"><text:span text:style-name="T1">#</text:span></text:a></text:p>
      <text:p text:style-name="P4">陳真說的，也約略是我的感覺。基於職業和個人興趣，我經常關注各種影音相關的技術，尤其是 3D (現代製造業和娛樂業的一個核心)，有空時我便會了解一下這些技術在遊戲方面的進展。我發現，這種所謂戰爭遊戲，已經形成一種特定的文化圈，就像吸毒者有吸毒的圈子那樣。不同國家的人們甚至會"組隊"，互相在網上廝殺，美國人殺俄國人，俄國人殺中國人，中國人殺韓國人，殺不完，互相叫囂辱罵、興奮異常，以之為樂。 <text:line-break/><text:line-break/>許多中國同胞對之也非常熱衷，甚至對遊戲中的武器 (全和現實武器一模一樣) 如數家珍，所謂"軍武迷"。今天用什麼槍斃了你，明天用什麼砲轟爛你，爽得不得了。這些遊戲許多又是完全複製真正的戰爭場景，什麼諾曼地登陸，什麼德軍總部，什麼中東任務，而人們竟然對此都不以為意。 <text:line-break/><text:line-break/>身為華人，我就不明白，如果今天有一款遊戲叫遠東戰爭，讓你扮演日本人，開著飛機坦克轟炸瀋陽和盧溝橋，讓你拿著武士刀在南京大開殺戒，肆意強姦婦女，享受畫面上的血肉橫飛和哀嚎，你還會覺得好玩嗎? 你還會覺得"遊戲只是遊戲"嗎? <text:line-break/><text:line-break/>我知道我此言一出，肯定要倒霉了，巴勒網上的中國同胞肯定要群起攻之。但這不折不扣就是我想說的; 如果你懂得自身受害的痛苦和血淚，怎麼別人戰場上的痛苦和血淚你就不懂了呢? 還是我們只在乎中國人受的傷害和屈辱，別人家受的傷害和屈辱就不是個事了? 哪怕再大的戰場也只是一場遊戲? 難道說我們比較在乎痛苦發生在誰家，而不是在乎痛苦本身? <text:line-break/><text:line-break/>鈺錠經常和我說，身為一個女生，如果要擇偶，她很在乎一個男生是怎麼開車的。只要看看一個男的怎麼開車，她就能判斷這個人的基本品性。開車如此，遊玩更是如此。很多時候我也想學著和大多數人一樣，拿起遊戲裡的槍，對著虛擬的敵人大開殺戒，享受一下屠殺的快感，看看這樣會不會讓我和多數人一樣有著充份的腎上腺素水平。但二三十年來別說玩，我就連下載一款遊戲也做不到，往往只能乾瞪著別人打打殺殺，心中充滿疑惑和不解。但就連乾瞪著幾分鐘，我也常遭到鈺錠的唾棄，好像我在做什麼見不得人的事一樣。 <text:line-break/><text:line-break/>為免口水，在此澄清，我在這個世界上已經活了 44 個年頭，如今我慢慢學會了一件事，那就是人的眼光和思維應該具備一種細膩性，你才有辦法適度擴展對一件人事物的看法和理解。我要澄清的是，我不想讓人以為我是什麼和平主義者，或以為我是什麼見血就怕的"心地善良"的柔弱性格 (我敢說要講殺，我一輩子殺生殺得絕對比大多數人多得多了，全是開腸剖肚、滿手血腥，我眉頭從來也不曾皺過一下)。螢幕上再殘忍的畫面，我也不會有什麼感覺的。 <text:line-break/><text:line-break/>我只是要說，每件事都可能有其兩面性，端看你在說什麼，因為你可能是在講完全不一樣的事，一碼事只能一碼談。一個人有沒有可能對工業化和戰爭感到反感，卻又極其贊同發展工業和國防? 一個人有沒有可能對民族主義感到厭惡，卻又相信愛國精神的重要性? 一個人有沒有可能看到武器或軍隊就討厭，卻又讚美崇尚軍人的情操? <text:line-break/><text:line-break/>在我看，這是完全有可能的，我對這些事物完全就是這些態度，但我不是精神分裂，一碼事往往只能一碼談，你得看你究竟是在談什麼。總之我不是"真的"反戰，我只是反對製造痛苦，並且對人們於痛苦之缺乏理解和完全麻痺感到不解。 <text:line-break/><text:line-break/>同樣的，我也並不是說人一定要有某種特定思維高度和情懷; 我自己和多數人也並沒有兩樣，但最低限度我知道自己是普通人，而世上仍有不普通之人，不普通之事。</text:p>
      <text:p text:style-name="P2">老羊   |  2019.11.10 07:28   |   <text:a xlink:type="simple" xlink:href="http://palinfo.habago.org/Entry?Command=Information_PrintForum&amp;iPage=1#FORUM38071"><text:span text:style-name="T1">#</text:span></text:a></text:p>
      <text:p text:style-name="P3">「始作俑者，其無後乎」 <text:line-break/><text:line-break/>以前中學讀到這段話的時候不是很理解；不用真人殉葬，改用假人不是很好嗎？孔子不爽什麼呢？後來才知道原來在「俑」之前還有所謂的「芻人」，就是用稻草紮成人形的陪葬品。俑因為和芻人相比太逼真，所以孔子不認可。 <text:line-break/><text:line-break/>我可以理解神犬的想法，我在網路科技公司做事，周圍的同事多數為軟體工程師，很多人都喜歡電玩，自然有一定數量的人喜歡類似 Call of Duty 或是「惡靈古堡」之類打打殺殺的遊戲，但是他們沒有人有暴力傾向，也不支持真正的戰爭。 <text:line-break/><text:line-break/>姑且不管這些遊戲的故事如何（哪一方是正義之師，哪一方是邪惡組織，遊戲開發商如何利用這種「置入行銷」把意識形態注入玩家的潛意識，或是強化既定偏見），這裡有個問題： <text:line-break/><text:line-break/>隨著 VR 技術的逐漸成熟，戰爭類型的電玩還會更進一步的逼真，那麼這些遊戲到底是能夠幫助玩家釋放壓力，還是會養大暴力的「胃口」？ <text:line-break/><text:line-break/>我沒有答案；因為我對開槍打人的電玩也一直有一定程度的排斥，所以我沒有個人經驗。但是從另一方面來說，我練劍道練了十幾年，我們可是實實在在拿著竹劍互相攻擊；雖然心裡面並不存在要傷害對方的念頭，但是動作上是不折不扣的鬥毆，而且有時也會有肉體上的實質傷害。所以我和我的同事們誰更暴力呢？其實我個人相信絕大多數的電玩玩家並沒有真正的暴力念頭，就像我練劍的時候完全沒有視對方為「敵人」一樣。偶爾發生暴力犯罪（比如在美國的大規模槍擊案），媒體可能會說警方在犯人家中搜出大量暴力電玩，那其實是廢話；以這類電玩的普及程度，要在青壯年男性家中搜出這些東西有什麼奇怪的。 <text:line-break/><text:line-break/>真正的問題不在於武術和戰爭電玩哪個更暴力，而是像陳真說的，是個人「理解」的問題。理解與否也不是對與錯的問題。 </text:p>
      <text:p text:style-name="P2">陳真   |  2019.11.10 01:24   |   <text:a xlink:type="simple" xlink:href="http://palinfo.habago.org/Entry?Command=Information_PrintForum&amp;iPage=1#FORUM38068"><text:span text:style-name="T1">#</text:span></text:a></text:p>
      <text:p text:style-name="P4">禮記說：「鄰有喪，舂不相；里有殯，不巷歌。」聖經說，「與哀哭的人同哀哭」。當然，這不是法律，你要哭要笑要歡呼高歌要敲鑼打鼓要街頭熱舞統統不犯法。你也可以說這是你的「自由」。但是，許多時候，「自由」不但有害，而且可悲，甚且可恨。 <text:line-break/><text:line-break/>一個人，如果他親身經歷過某種殺戮或創傷，成為受害者，我猜，他大概就不會以為遊戲只是遊戲，他應該就不會想在遊戲裏頭享受一下自己或自己所愛的人所曾經歷的傷害。 <text:line-break/><text:line-break/>昨天去高雄電影圖書館看大島渚的「絞死刑」。這片我二十幾年前就看過兩次，評價一般，但裏頭有一幕讓我很感動。主角念著一封也許是寫給自己、也許是寫給自己的姊姊卻沒寄出的信。信有點長，大意是說：當我發現我愛上姊姊，當我想到我所愛的人的死亡時，我似乎才體會了死亡的意義。當我愛上我姊姊時，我的世界似乎變寬了，方才有了他人的容身之處... <text:line-break/><text:line-break/>信的原文比我轉述的要優美許多，但大意如此。我要說的是：也許當你真實理解了某種東西，你對它才會產生某種感情，才不會以為「遊戲只是遊戲」。 <text:line-break/><text:line-break/>小時候，我爸常說二戰時美軍轟炸台南的事。比方說，他提到有一回美軍突然無預警飛抵台南上空，彈如雨下，整條海安路的人都拼命跑，想逃命。我爸說，有個人跑得特別快，跑在大家前面，有點得意，還回頭看。可是，就在下一秒鐘，一顆炸彈當場把他炸得支離破碎。我爸說，那位死者的一條大腿就在他眼前噴出來，血淋淋地掛在電線桿上。 <text:line-break/><text:line-break/>當時，我們這些小朋友聽了這段敘述，無不哈哈大笑，想像一條大腿掛在電線桿上，大家都覺得很滑稽，很好笑。我爸說：「你們不要笑，這不是在講笑話。」小朋友們一聽，反而爆出更多笑聲。 <text:line-break/><text:line-break/>小朋友心思單純，未經世事，但他總該有長大的一天。 <text:line-break/><text:line-break/>三十幾年前，有個家教學生，當她知道我是黨外人士時很興奮，笑呵呵地一直說「好刺激哦」。後來，當她知道我租的房間曾經被人入侵搗毀，搜走一些錄影帶和錄音帶，於是在那段期間 (也就是我首次在校園公開主張台獨之後)，我每天在床頭角落藏了一把小刀，以防不測時，她當場笑得雙頰泛紅，就像一朵燦爛的玫瑰花，一直說「好刺激哦」，還問我有沒有覺得「很刺激」？ <text:line-break/><text:line-break/>我相信，當她有一天倘若知道更多有關我家破人亡的事情，知道更多有關我的父母因為我的黨外經歷而遭受何種羞辱與擔憂恐懼時，應該就不會覺得「好刺激、好好玩哦」。 <text:line-break/><text:line-break/>這一切，其實跟「自由」無關，跟「感情」和「理解能力」比較有關。 <text:line-break/><text:line-break/>如果遊戲想要怎麼搞只是一種自由，那就應該一視同仁才對。比方說，我建議開發幾款遊戲，例如用核彈殲滅美國，最好是具體呈現美國人如何在高溫中溶化或蒸發或燒為一團黑炭，應該很刺激很好玩才對；或是弄一款遊戲，描繪如何在紐約及華盛頓到處展開大屠殺，或是仔細描繪如何把歐巴馬和希拉蕊及布希等血腥戰犯處死，看是要五馬分屍，或是千刀萬剮，或是刖刑，或是把這些血腥人渣做成人彘更好，應該會很好玩很有趣很刺激才對。 <text:line-break/><text:line-break/>不知道什麼是人彘的，請看這裏： <text:line-break/><text:line-break/>https://bit.ly/2pKGcI1 <text:line-break/><text:line-break/>我也建議，不妨還原納粹屠殺猶太人的歷史場景，或是開發一款血洗以色列的遊戲，反正遊戲只是遊戲。如果屠殺、活埋數千名伊拉克人的事都能做成遊戲，為何上述這些我所建議的遊戲就犯大忌？憑什麼？這道理會很難懂嗎？ <text:line-break/><text:line-break/>這其實不是自由，這叫做主流人們永遠可以任意且儘情地糟蹋弱者，然後說這是言論自由，說這只是遊戲。那個什麼「我是查理」的事件，基本上就是這樣；當你不把別人當人看時，你就有可能招來弱勢一方的報復。 <text:line-break/><text:line-break/>大島渚的「絞死刑」也約略談到這一點：你日本人侵略屠殺那麼多朝鮮人，還把人家抓來當奴隸，卻說這是愛國。然而，當別人僅僅只是殺你兩個人時，卻彷彿罪大惡極，必須處死。這裏頭難道沒有一絲不平之處？ <text:line-break/><text:line-break/>另外，氣味也者，並不是一種行為主義式的概念，並不是從行為上去判斷，並不是喜歡玩殺戮遊戲者就是不良氣味。(我有那麼庸俗腦殘嗎？) 如果氣味只是一種行為概念，那還叫做氣味嗎？</text:p>
      <text:p text:style-name="P2">神犬   |  2019.11.09 22:07   |   <text:a xlink:type="simple" xlink:href="http://palinfo.habago.org/Entry?Command=Information_PrintForum&amp;iPage=1#FORUM38067"><text:span text:style-name="T1">#</text:span></text:a></text:p>
      <text:p text:style-name="P3">感謝陳真醫師的留言 <text:line-break/><text:line-break/>而我之前的留言主要是在回應鄭豐遠先生的“製作和販賣這種(戰爭)遊戲應該是一種罪，應該被判刑”的這點。 <text:line-break/><text:line-break/>而我說遊戲只是遊戲這句話所要表達的，主要是希望強調我所認為的在電玩遊戲裡殺人跟在現實殺人的巨大差異。 <text:line-break/><text:line-break/>我始終不認為玩家們會因為在遊戲中用滑鼠點擊殺死了更多的人，就讓他們更加接近了一點那些在世界各地濫殺平民的邪惡美軍。 <text:line-break/><text:line-break/>不管製作、販賣、遊玩這種遊戲，都不該是一種罪，也不該受到懲罰。 <text:line-break/><text:line-break/>也許這有可能是一種微小的惡，建立在如果玩家們確實是帶著惡意去進行遊戲的話。 <text:line-break/>然而玩家們玩遊戲的原因千百種，真要探討起來的話，幾千幾萬字都說不完了。 <text:line-break/><text:line-break/>或許真的有人連點擊滑鼠開槍的動作都不忍做，認為這跟真的在殺人沒兩樣，而這令他們感到作嘔，但至少我從來沒有做過這樣的聯想，我相信絕大多數的槍戰玩家，也都不曾這樣想過。 <text:line-break/><text:line-break/>比起不忍點擊滑鼠在遊戲中殺人的慈悲者而言，槍戰玩家們的氣味也許有邪惡了一點，但這氣味有更加接近屠殺現實平民的邪惡美軍了嗎？ <text:line-break/><text:line-break/>抱歉，我還是沒辦法這麼認為。 <text:line-break/><text:line-break/>這中間當有一道壁壘分明的界限，當你跨過了，惡才會變成罪。 <text:line-break/><text:line-break/>比如職業格鬥家與街頭械鬥的小混混 <text:line-break/>喜歡看強姦A片的人與真正的強姦犯 <text:line-break/>只看二次元的蘿莉控與現實的兒童性侵犯 <text:line-break/><text:line-break/>或許惡的氣味本質是一樣的 <text:line-break/>但比起後者來說，前者肯定不該受到任何懲罰吧。 <text:line-break/><text:line-break/><text:line-break/></text:p>
      <text:p text:style-name="P2">陳真   |  2019.11.09 18:21   |   <text:a xlink:type="simple" xlink:href="http://palinfo.habago.org/Entry?Command=Information_PrintForum&amp;iPage=2#FORUM38066"><text:span text:style-name="T1">#</text:span></text:a></text:p>
      <text:p text:style-name="P3">遊戲當然不會「只是」遊戲。 <text:line-break/><text:line-break/>小時候讀了很多小說，那時候不知道它是「小說」，也不知道它的意義與價值，總之就是一種「故事書」。讀了古今中外許多小說之後，「我」肯定不是原來那個「我」，因為小說也不會「只是」小說。天底下不會有個東西「只是」那個東西。 <text:line-break/><text:line-break/>我從七歲起就不再吃肉，父母直到過世都不知道原因，為何一個據說連看電影都會拿著雞翅膀邊啃邊看、特別愛吃肉的學齡前小孩，突然有一天永遠不再吃肉？原因是，有一天，我經過一個屠宰場，看見一頭豬被人用長刀刺入咽喉，牠痛得大叫，掙脫繩索，四處亂竄，咽喉處還插著那把長刀，發出淒厲哀嚎。 <text:line-break/><text:line-break/>在那天之後，我就不再吃肉。我第一次逃家出走，就是在七歲那一年，我媽拿了一碗雞湯要逼我喝，但我心意已決，於是情急之下就從窗戶逃走，竄入草叢，徹夜不歸。在那之後，我爸媽從此就不敢再逼我吃肉，只是他們始終不知道原因。 <text:line-break/><text:line-break/>在那之後，每到夜裏，我常趴在我的小房間窗前，望向黑夜，望向屠宰場的方向，一聲聲微弱的哀嚎經常隨著微風飄進我房裏。 <text:line-break/><text:line-break/>但是很奇怪，在我當時的想像中，我並不覺得恐怖或害怕，而是感到一種彷彿帶點悲傷的希望，總覺得在那一片漆黑的荒野盡頭，在那台南的運河邊，彷彿有著一座美麗的大森林。 <text:line-break/><text:line-break/>這意味著什麼，我自己也不知道。但我知道，一頭豬的哀嚎，不會僅僅「只是」一頭豬的哀嚎。生活中每一樣東西，好的壞的，美的醜的，都不會僅僅「只是」那個東西，而是會悄悄跑到我們的生命裏頭，成為我們的一部份。 <text:line-break/><text:line-break/>遊戲當然也不會「只是」遊戲。但是，應該沒有人說要查禁什麼吧。不管遊戲是什麼內容，我向來對此很不以為然，用英文說就是 disapprove；倒不是說它好或不好，而是說那些東西不是我的菜，我沒法從中獲得一絲滿足。 <text:line-break/><text:line-break/>小時候，我家隔壁的隔壁就是一家電動玩具店，我不常打，但我每次打的時候，常會圍上來一群人，發出讚嘆聲。如果打電動有奧運比賽，我當時很可能就會代表參賽了，但它依舊從來不是我的菜。什麼東西是不是誰的菜，在我看來意義重大。為什麼呢？因為，不如就這麼說吧： <text:line-break/><text:line-break/>倘若概念是個網子，那麼，情感、氣質、品味...等等等的綜合物，就說是一個人的氣味吧，更是一種網子。 <text:line-break/><text:line-break/>概念是個網，這很容易理解。比方說，我不需要知道某個人對於「所有」人事物的「一切」判斷與選擇，但是，我僅僅只需知道他的「某個」判斷與選擇，我大概就能知道他對於各種人事物的幾乎所有判斷與選擇。為什麼呢？因為概念與評價是個網子，我只需知道其一，就能知全部。 <text:line-break/><text:line-break/>比方說，你看到一個英粉，對蔡啥小那個人渣推崇得不得了，對韓國瑜卻非常不屑。這時候，你大概就能知道此人的智商與品格，你也能知道他對於世界上各種人事物的理解方式與態度。為什麼呢？因為「認知」是個網子，藉以形成一個概念之網；當你知其一，你就幾乎能知全部。 <text:line-break/><text:line-break/>認知與概念如此，氣味更是如此。什麼樣的氣味會吃些什麼樣的菜，什麼樣的人如何覓食，如何存活在這世界上，如何看待人事物，基本上也形成了一個網，套句維根斯坦的術語，你可以說這是一種「form of life」 (生命形式)；在不同的生命形式底下，各自玩不一樣的「語言遊戲」(language game)。你有你的「遊戲」，我有我的，不一樣的物種，各自有不同的「遊戲」。並不是說我要查禁你的遊戲，而是說，你的遊戲並不是我的菜，我沒有那種品味。 <text:line-break/><text:line-break/>前天和學姊被迫去參加一個課程，主辦單位中午提供便當。學姊看到我吃便當的樣子，說我好像每天吃「盒飯」的工人模樣。我聽了很開心，我跟她說，「看來我確實言行合一」。 <text:line-break/><text:line-break/>我總希望成為「一個像守門校工那樣的人」(維根斯坦語)，並非只是空口說白話，而是整個生命便是如此。 <text:line-break/><text:line-break/>盒飯就是便當，這詞是她從周星馳的「新喜劇之王」中學來的，裏頭的女主角是個「魯蛇」，常常想要領盒飯吃。學姐認為我吃盒飯的樣子跟基層工人沒兩樣。她在我身上「看到」的東西，就是一種氣味。氣味雖然肉眼看不到，但你若仔細用心「看」，就能「看出」人與人的不同氣味。</text:p>
      <text:p text:style-name="P2">神犬   |  2019.11.09 16:40   |   <text:a xlink:type="simple" xlink:href="http://palinfo.habago.org/Entry?Command=Information_PrintForum&amp;iPage=2#FORUM38065"><text:span text:style-name="T1">#</text:span></text:a></text:p>
      <text:p text:style-name="P4">美軍開直升機屠殺平民，這自然可恥可恨。 <text:line-break/><text:line-break/>然而遊戲就只是遊戲。 <text:line-break/><text:line-break/>我不認為絕大多數的所謂槍戰玩家愛好者是因為一款戰爭遊戲中可以開槍殺人、可以屠殺平民，所以覺得好爽好棒棒才去玩的。 <text:line-break/><text:line-break/>事實上，我想絕大多數人都能分辨的出來，在遊戲中點擊滑鼠開槍殺敵與在現實中拿刀砍人之間有多麼大的區別。 <text:line-break/><text:line-break/>不過退一萬步來講，就算有人真是喜歡在遊戲中開槍殺人才玩的，那就該禁止戰爭遊戲嗎？ <text:line-break/>在虛擬空間中釋放自己心中的魔鬼，又何錯之有？ <text:line-break/><text:line-break/>再者，若戰爭遊戲該禁，那戰爭電影該禁？戰爭小說該禁？戰爭漫畫該禁？ <text:line-break/><text:line-break/>金古黃三大名家的武俠小說，在兩岸三地過往數十年的不同時間點中，都曾被列為禁書。 <text:line-break/><text:line-break/>美國禁止強姦主題的Ａ片、日本不禁止強姦主題的Ａ片、韓國的色情直播只準露兩點、臺灣禁止Ａ片、中國大陸也禁止A片，然而私下違法ＡＰＰ、違法直播無數，發展興盛程度與否，端看該年度上頭嚴不嚴打。 <text:line-break/><text:line-break/>你又比較喜歡哪一種的所謂管制呢？ </text:p>
      <text:p text:style-name="P2">蔡亦鸣   |  2019.11.09 03:54   |   <text:a xlink:type="simple" xlink:href="http://palinfo.habago.org/Entry?Command=Information_PrintForum&amp;iPage=2#FORUM38064"><text:span text:style-name="T1">#</text:span></text:a></text:p>
      <text:p text:style-name="P3">在当代一片追求爽快的主流杀戮游戏里，有一款德国游戏非常格格不入。 <text:line-break/>英文名Spec Ops: The Line，大陆叫“特殊行动：一线生机”，台湾叫“特種戰線”。是游戏界的《黑暗的心》，《现代启示录》。 <text:line-break/>主流游戏玩多了的人我很推荐试试这款，当“你”迎来结局时，看看自己究竟是何感受。</text:p>
      <text:p text:style-name="P2">陳真   |  2019.11.09 01:21   |   <text:a xlink:type="simple" xlink:href="http://palinfo.habago.org/Entry?Command=Information_PrintForum&amp;iPage=2#FORUM38062"><text:span text:style-name="T1">#</text:span></text:a></text:p>
      <text:p text:style-name="P4">卡韓政變 (192)：瞧！翁達瑞這個教授！ <text:line-break/><text:line-break/>陳真 2019.11.09. <text:line-break/><text:line-break/><text:line-break/>誰是翁達瑞？不知道。他的一些文章末尾作者介紹寫著「北美知名商學教授」。可我從未聽聞，算我孤陋寡聞吧。 <text:line-break/><text:line-break/>寫這種反駁文章很煩，因為瑣碎且枝節，更重要的還是那句老話：你很難反駁一大團缺乏實質認知意義的修辭，你更不可能反駁胡言亂語，同時也很難反駁一種根深蒂固的低能偏見，就比方說你很難反駁一個相信地下電台大力神仙丸的人之根深蒂固的信念，除非他從頭接受教育，人生重新走一回；要不就是他得透過某種同樣與認知無關之「信心」，「願意」拋棄成見，「願意」相信你所言。 <text:line-break/><text:line-break/>這樣一種「幾乎不可能反駁」的困境，意味著所謂溝通，不管是哪一種溝通--理性上的、美學的、道德的、情感的、經驗的...等等等，其實都有著某種極限；這樣一種極限，就算不是範疇上的 (categorical)，至少也是本質上的。 <text:line-break/><text:line-break/>剛剛看到翁教授底下這篇文章「瞧，廖達琪這個教授！」： <text:line-break/><text:line-break/>https://bit.ly/33wF892 <text:line-break/><text:line-break/>他針對廖達琪教授個人羞辱了一遍，說她「花錢買論文」，說她「缺乏邏輯訓練」，說她連當學生的資格都沒有，說她七十多篇國內外論文「琳瑯滿目的著作」全「都不值錢」，說她這樣那樣，非常難聽。問題是，翁教授自己卻又表明不是念政治學，無法評價廖教授的「學術貢獻」；既然無法評價，又如何可能論斷一個人「琳瑯滿目的著作」全「都不值錢」？這不是鬼扯蛋嗎？這擺明了這並不是一種理性評價，而是一種羞辱與抹黑。 <text:line-break/><text:line-break/>羞辱一個人有兩種方法，一理性，二修辭。絕大多數人採用後者，翁教授更是不例外，問題是，他卻假扮成前者，假裝訴諸理性，連「邏輯」都搬出來了。翁教授羞辱廖教授缺乏「邏輯訓練」，但我看不出廖有何邏輯問題。然而，翁教授的「邏輯」能力卻很顯然令人難以恭維。套句翁教授罵廖教授的話：我的學生如果說理能力如此差勁，我真的會想去撞牆，更不用說什麼邏輯了。翁教授所談的東西，只是如此簡單的一些事，何必裝模作樣講什麼邏輯？ <text:line-break/><text:line-break/>翁是這麼寫的： <text:line-break/><text:line-break/>「韓國瑜國政顧問團的召集人之一，中山大學政治研究所教授廖達琪...為韓國瑜辯護。廖達琪盛裝上電視，講到激動處身體前後搖晃，雙手還上下左右揮舞。」 <text:line-break/><text:line-break/>(陳真按：這樣一種羞辱方式很低級不是嗎？旁人難道不也可以用同樣的方式來羞辱翁先生？) <text:line-break/><text:line-break/>翁還說： <text:line-break/><text:line-break/>「廖達琪擁有美國名校的 (博士) 學位，但她不是我的博士生，因為我的學生會有邏輯訓練與學術倫理，不可能像廖達琪一樣在電視上強詞奪理。」   <text:line-break/><text:line-break/>翁接著說廖達琪「如何強詞奪」。翁說： <text:line-break/><text:line-break/>「學者為總統候選人助選，是基於知識良知與學術清譽，所以發言內容須根據事實並符合邏輯。...廖達琪宣稱總統職位不重要，不該管那麼多事，不需要知道那麼多事，行政院才是重要機關。這些說詞完全背離事實！總統可以把內政授權行政院長，但國防外交不得假手他人。在台灣的憲政體制，總統並不是虛位元首！  <text:line-break/><text:line-break/>廖達琪為何如此強詞奪理呢？或許她心虛，因為韓國瑜的能力普受外界質疑。...廖達琪只好扭曲事實，宣稱總統不該管那麼多事，不需要知道那麼多事！如果廖達琪知道韓國瑜懂的不多，...基於學術良知，廖達琪應該拒絕為韓國瑜背書。令人不解的是，廖達琪卻用『削足適履』的邏輯，暗示『懂的不多』的候選人，剛好適合『不該管那麼多事』的總統職位。如果廖達琪這個邏輯正確，那總統根本就不用選了。我們乾脆修憲，來個『全民總統大抽籤』！被抽中的總統不該管那麼多事，可以整天打牌抱女人，過著喝酒打屁的快樂日子！這真的是我們要的總統嗎？當然不是！廖達琪在電視上的說詞，既違反事實，也不符邏輯！」 <text:line-break/><text:line-break/>大家看完這樣一些文字，應該很想去撞牆吧！一個人蠢沒關係，可怕的是，蠢蛋卻以為自己很聰明。 <text:line-break/>翁先生的思考方式基本上是這樣： <text:line-break/><text:line-break/>先獨斷地一口咬定韓國瑜「什麼都不懂」，然後再把韓國瑜進一步抹黑一番，說他「整天打牌抱女人，喝酒打屁」(陳真按：這當然完全不是事實。但我們倒是可以說蔡英文及其家族忙著四處炒地皮)，於是，凡是支持韓國瑜的讀書人就很可能「缺乏學術良知」，然後就從廖達琪教授的論文中尋找哪裏少加個複數s，哪裏時態應是過去式，或是哪裏少加了一個定冠詞 "the" 等等文法問題上，進一步無限上綱，抹黑廖達琪不學無術、泯滅學術良知云云。 <text:line-break/><text:line-break/>可我很納悶，依翁教授低能到爆的發言水平，他的論文要不要攤開來給大家看？我相信，錯誤與荒謬之處，恐怕只會更多而非更少。這樣一種低能的抹黑伎倆實在很低級很幼稚不是嗎？這就好像我們輕易可以在任何一個人的言行或寫作中，挑出一些問題或失言，然後開始無限上綱說：「你看你看！這也叫做學者？這樣一種醫生！還有醫德嗎？讀過書嗎？」 <text:line-break/><text:line-break/>網路世界，幾乎全是這樣一種為抹黑而抹黑的修辭伎倆。翁教授顯然也不例外，但他口頭上卻邏輯邏輯邏輯個不停，彷彿充滿理性。他是以為大家都是腦殘嗎？ <text:line-break/><text:line-break/>至於台灣究竟是總統制或內閣制或雙首長制，沒有人搞得清楚。黨外時期，常有人開玩笑說，蔣經國當行政院長就是內閣制，蔣經國當總統就是總統制。黨外及早期民進黨，可能是因為認為不可能當總統，所以大力鼓吹總統應虛位化，實施內閣制。可是，當綠營自己一旦掌權，卻反而趕緊擴大總統實權，至於過去不斷鼓吹的內閣制就從此管他娘了。 <text:line-break/><text:line-break/>也就是說，廖達琪的說法，你可以不認同其觀點，但她一點也沒有任何所謂「不符事實」或「不合邏輯」之處。台灣的憲政體制，事實上就是如此具有「彈性」。你看，蔡英文為了拉攏蘇貞昌，不就讓他擁有比過往行政院長更多的權力？ <text:line-break/><text:line-break/>反倒是翁教授才有一堆邏輯謬誤。比方說，人家廖教授只是說總統職位不需「懂很多」，翁就把它進一步無限上綱成阿貓阿狗都可以一起來全民抽籤當總統。我實在很不想在這麼低能的錯誤上講什麼邏輯，若是硬要說的話，這就是一種「非演繹性」的謬誤(non-deductive fallacy)，一種 slippery slope (滑坡謬誤)。 <text:line-break/><text:line-break/>舉個例，很多反動物權的人很喜歡說：蚊子不是動物嗎？蟑螂不是動物嗎？憑什麼保護貓狗牛羊，不保護蟑螂蚊子？你覺得這種腦殘批評值得議論嗎？哪天你跟我借10塊錢買麵包，我說不行不行，我若借你10塊錢，哪天你若跟我借100萬，我豈不是要破產？ <text:line-break/><text:line-break/>翁教授的胡扯瞎掰式「邏輯」，罄竹難書。比方說，在一篇罵呂秀蓮竟然想選總統的文章中： <text:line-break/><text:line-break/>https://bit.ly/34HQgAm <text:line-break/><text:line-break/>翁教授說道： <text:line-break/><text:line-break/>「為了總統連署過關，呂秀蓮跟 (藍營的) 葛永光和羅智強攜手合作。...呂秀蓮與魔鬼交易，最終目標不是當選總統，而是為了拉下蔡英文。」 <text:line-break/><text:line-break/>(陳真按：幫忙連署就是「與魔鬼交易」？翁教授還活在蔣家年代嗎？) <text:line-break/><text:line-break/>翁說： <text:line-break/><text:line-break/>「我發現呂秀蓮最近變年輕了，而且在鏡頭前笑的好燦爛！」 <text:line-break/><text:line-break/> (陳真按：應該是笑「得」好燦爛。套句翁教授的「邏輯」，這是什麼學術能力？連小學中文也不會寫嗎？) <text:line-break/><text:line-break/>翁說： <text:line-break/><text:line-break/>「顯然的 (陳真按，應該是顯然「地」)，呂秀蓮笑的燦爛 (陳真按：又來了！是笑「得」燦爛)，不是因為選情看好，而是因為她享受宣布參選之後所得到的鎂光燈。」 <text:line-break/><text:line-break/>(陳真按：這就是一種唯心式的抹黑，指控一些當事人完全無法反駁、當然也無法驗證的心理現象。呂秀蓮又不是路人甲，她怎麼會因為什麼鎂光燈而「笑得燦爛」？)  <text:line-break/><text:line-break/>翁說： <text:line-break/><text:line-break/>「呂秀蓮一輩子參與民主運動，還因為美麗島事件坐牢！現在坐在她旁邊的人，竟然包括她一輩子對抗的『黨國』餘孽！ <text:line-break/><text:line-break/>(陳真按：葛永光及1970年才出生的羅智強，怎麼會是黨國餘孽？反倒是蔡英及其家族成員才是如假包換、舊黨國關係極深、真正意義上的黨國餘孽。翁教授連這一點基本事實也不清楚嗎？)  <text:line-break/><text:line-break/>翁說： <text:line-break/><text:line-break/>「為何呂秀蓮要拉下蔡英文呢？根據呂秀蓮自己的說法...是因為她『痛恨當權派收割民主成果！』...我用白話文來翻譯這句話：『一樣是未婚女性，為什麼坐牢的是呂秀蓮，當選總統的卻是蔡英文！』從『痛恨當權派收割民主成果』這句話，我們才知道，一輩子倡導『女性主義』的呂秀蓮，也逃不過『女人為難女人』的魔咒。」 <text:line-break/><text:line-break/>(陳真按：真是很會瞎掰抹黑，居然能扯到女人之間的內心嫉妒。我真不敢相信我的眼睛。怎麼會有人寫文章這麼低能低級，卻又教訓別人要懂得說理。) <text:line-break/><text:line-break/>翁說： <text:line-break/><text:line-break/>「蔡英文以一介女流當選總統。這是所有女性主義者的集體成就，但呂秀蓮卻選擇『女人為難女人』 ！從『痛恨當權派收割民主成果』這句話，我們也才知道，一輩子投入『民主運動』的呂秀蓮，原來『民主素養』 如此低落！更荒謬的是，呂秀蓮把參與民主運動，當成出任總統的先決條件。」 <text:line-break/><text:line-break/>(陳真按：這就是睜眼說瞎話，故意扭曲栽贓，真的很可恥。) <text:line-break/><text:line-break/>翁說： <text:line-break/><text:line-break/>「換句話說，(呂秀蓮認為)，沒有參與民主運動，就沒有資格享受民主成果。如果呂秀蓮的說法成真，等美麗島世代全數凋零後，台灣就沒人有資格出任總統了。從今以後，所有台灣總統都是民主成果的『收割者』，也因此要被呂秀蓮『痛恨』！呂秀蓮此次參選總統，已在台灣民主運動史上樹立一個『晚節不保』的典範。」  <text:line-break/><text:line-break/>各位看完這樣一些腦殘文字，不知心中做何感想？很想撞牆對不對？呂秀蓮幾時說過那樣一些話？為何要如此栽贓？當我們說「某些賊竊取了某種東西」，意思居然變成「大家都是賊」！翁教授的理解能力真是低能到爆炸！但我不相信會有人蠢到這種地步。也就是說，這一切其實都只是一種修辭，一種刻意的扭曲與抹黑，而無絲毫理性成份。</text:p>
      <text:p text:style-name="P2">鄭豐遠   |  2019.11.08 21:59   |   <text:a xlink:type="simple" xlink:href="http://palinfo.habago.org/Entry?Command=Information_PrintForum&amp;iPage=2#FORUM38061"><text:span text:style-name="T1">#</text:span></text:a></text:p>
      <text:p text:style-name="P3">請問我們是在討論個人喜好或怎麼選購遊戲嗎? 拜託饒了我吧，我是在請人推薦遊戲給我玩嗎? 巴勒網有這麼下流嗎? <text:line-break/><text:line-break/>我不是說遊戲裡不該有戰爭，應該說戰爭不該成為一種遊戲，各位難道沒看過阿桑吉和曼寧揭發的那段影片嗎，你看到美軍用直升機瘋狂掃射轟炸無辜的路人包括小孩，就像在打遊戲那樣，你覺得這種畫面很刺激嗎? 適合用來效仿成為娛樂的媒介嗎? <text:line-break/><text:line-break/>人們的腦袋究竟是有什麼毛病，竟然能容忍這些以美國為主的主流勢力製作和宣揚這種所謂"遊戲" (許多竟然還以完全真實的戰爭為主題來打造)，不但不反感，竟然還群起興奮地遊玩，以之為樂。</text:p>
      <text:p text:style-name="P2">kevin   |  2019.11.08 20:19   |   <text:a xlink:type="simple" xlink:href="http://palinfo.habago.org/Entry?Command=Information_PrintForum&amp;iPage=2#FORUM38060"><text:span text:style-name="T1">#</text:span></text:a></text:p>
      <text:p text:style-name="P4">那樓下我可以推薦模擬城市系列與大都會:天際線這兩種遊戲,蓋個人們夢想中的家園很讚</text:p>
      <text:p text:style-name="P2">鄭豐遠   |  2019.11.08 20:04   |   <text:a xlink:type="simple" xlink:href="http://palinfo.habago.org/Entry?Command=Information_PrintForum&amp;iPage=2#FORUM38059"><text:span text:style-name="T1">#</text:span></text:a></text:p>
      <text:p text:style-name="P3">這二三十年來，我一直不明白，怎麼會有人喜歡玩這種遊戲? 和平慣了的你我，是不是真的不明白什麼是槍，什麼是砲，什麼是戰爭? 殺人砍人真的很有趣嗎? 看著別人被子彈打爆頭，或被炸得血肉橫飛很有快感嗎? <text:line-break/><text:line-break/>我不反對電玩遊戲，我從小還是電玩高手之列，算是人家說的骨灰級玩家，但我實在不明白，這種所謂拿槍拿砲打打殺殺的遊戲，也能稱得上遊戲嗎? 請問是什麼樣的心智狀態，會喜歡上這種東西? <text:line-break/><text:line-break/>作為一個遊戲愛好者，這二三十年來飽嘗無數的挫折，因為幾乎找不到一個能玩的遊戲，也找不到任何同好。人們整天就是忙著殺人砍人，為之興奮不已。我曾許多次心裡出現強烈感覺，那就是製作和販賣這種遊戲應該是一種罪，應該要判刑才對，因為這些所謂"遊戲"，究竟是讓人們更快樂了，還是更躁動更暴力更失去人性? 答案應該很明顯。</text:p>
      <text:p text:style-name="P2">kevin   |  2019.11.08 16:54   |   <text:a xlink:type="simple" xlink:href="http://palinfo.habago.org/Entry?Command=Information_PrintForum&amp;iPage=2#FORUM38058"><text:span text:style-name="T1">#</text:span></text:a></text:p>
      <text:p text:style-name="P4">我有買那款遊戲來玩,玩起來很讚沒有錯,但是抹黑俄羅斯這部份真的太厚顏無恥了!搞爛伊拉克 葉門 敘利亞 利比亞的是美國而非俄羅斯,俄羅斯反而擔任值得信任的穩定力量,好啦!當作發生在平行時空的故事也可,但也應該反省一下自己怎麼被罵作賊喊捉賊 縱火喊救火</text:p>
      <text:p text:style-name="P2">kevin   |  2019.11.08 16:50   |   <text:a xlink:type="simple" xlink:href="http://palinfo.habago.org/Entry?Command=Information_PrintForum&amp;iPage=2#FORUM38057"><text:span text:style-name="T1">#</text:span></text:a></text:p>
      <text:p text:style-name="P3">現實當中佔領別人國家把別人國家弄得一團亂的是老美吧.....俄羅斯反而在中東擔任穩定力量,結果遊戲居然玩起作賊喊捉賊..... <text:line-break/><text:line-break/>https://www.4gamers.com.tw/news/detail/40946/call-of-duty-modern-warfare-grosses-600m-in-opening-weekend <text:line-break/><text:line-break/>數字證明，由 Infinity Ward 原班團隊人馬打造的《決勝時刻：現代戰爭》（Call of Duty: Modern Warfare）重啟版確實是門能賺錢的作品，動視暴雪（Activision Blizzard）透過新聞稿表示，本作上市首週突破 6 億美元營收。 <text:line-break/><text:line-break/>根據官方公告，《現代戰爭》第一週的銷售達到 6 億美元，這個數字不僅是動視歷來《決勝時刻》遊戲上市首週營收的最高紀錄，還超過廣受好評的電影《小丑》首週票房兩倍，也比前作《決勝時刻：黑色行動 4》首週營收還多出 1 億美元。 <text:line-break/><text:line-break/>雖然營收數字開出好成績，但是這次的《現代戰爭》評價卻是呈現兩極化的褒貶不一，在海外知名評分網站 Metacritic 雖然獲得 82 分的佳作水平，但在玩家評分方面僅得到 3.2 分的總合評價，在負評中有多數來自俄羅斯玩家留言抗議。 <text:line-break/><text:line-break/>會造成俄羅斯玩家如此反彈，主因便是重啟版《現代戰爭》的劇情戰役中，描述了虛構的中東國家「烏茲斯坦」爆發數十年的內戰，國內極端的恐怖份子與當地反抗軍彼此對峙，而美國與俄羅斯也因為該國的恐怖份子引發的恐怖攻擊而介入這場中東內戰。 <text:line-break/><text:line-break/>事實上，重啟版《現代戰爭》的劇情便是將 90 年代的中東波灣戰爭與近代的敘利亞內戰作基礎發想，然而在劇情中卻描述恐怖份子的化學武器為俄羅斯提供，且在「死亡公路」章節明顯影涉波灣戰爭的「死亡高速公路」轟炸事件。 <text:line-break/><text:line-break/>根據維基記載，1991 年 2 月 26 日，伊拉克軍隊開始退出科威特，在從科威特通向伊拉克的高速公路上，伊拉克軍隊和伊拉克和巴勒斯坦平民組成了一條長龍，而這支隊伍被聯合國盟軍飛機猛烈轟炸，許多平民因此喪生。然而，在遊戲中「死亡公路」章節開頭，則是描述成俄羅斯軍隊轟炸平民，雖然這是虛構的故事，但同樣令俄羅斯玩家不滿抗議。 <text:line-break/><text:line-break/>在《現代戰爭》中有爭議的不只是「死亡公路」，就連下一章節「烽火家園」中描述反抗軍首領「法菈赫」的幼年，也呈現了俄羅斯軍人的殘酷無情。這些虛構的劇情設計皆引發俄羅斯玩家不滿，批評故事是「美國思想宣傳」（American propaganda），而 BBC 也在最近報導俄羅斯電視媒體討論《現代戰爭》的劇情。 <text:line-break/><text:line-break/>儘管動視強調遊戲劇情都是虛構的，但是因為遊戲劇情與現實的歷史有驚人的相似之處，尤其是掩蓋了美國在波灣戰爭所犯下的戰爭罪，在遊戲任務中改成了俄羅斯變成罪犯，讓《現代戰爭》受到抨擊無可厚非。 <text:line-break/><text:line-break/>不過，即便在這樣的批評聲浪下，《決勝時刻：現代戰爭》仍開出亮眼的營收成績。就目前來看，《現代戰爭》除了劇情有爭議外，先不提一些莫名其妙的小 Bug，多人模式的地圖設計缺失也成為玩家揶揄的主題，連「撞門也能上 PotG」的狀況都有。 <text:line-break/><text:line-break/>由 Infinity Ward 開發的《決勝時刻：現代戰爭》新作已在 10 月 25 日於 PS4、Xbox One、PC Battle.net 正式發售。</text:p>
      <text:p text:style-name="P2">kevin   |  2019.11.08 16:46   |   <text:a xlink:type="simple" xlink:href="http://palinfo.habago.org/Entry?Command=Information_PrintForum&amp;iPage=2#FORUM38056"><text:span text:style-name="T1">#</text:span></text:a></text:p>
      <text:p text:style-name="P4">請陳真醫師來看啥叫做作賊喊捉賊,縱火喊救火..... <text:line-break/>https://www.techbang.com/posts/73972-moment-of-victory-modern-warfare-leaves-russias-flying-pot-and-players-are-unhappy <text:line-break/><text:line-break/>剛剛上市的《決勝時刻：現代戰爭》（下文簡稱《現代戰爭》），評分爆炸了——往壞的那方面。這一代《決勝時刻》原本在媒體和玩家心中的印象還挺不錯的。光是衝著劇情模式回歸，普萊斯上尉這樣的經典角色再度出場，就已經足夠讓不少系列的老玩家喊著要「買爆」。然而這幾天，這款遊戲的差評突然出現了爆炸性的增漲。到現在為止，在Metacritc上已經出現了兩千多條負面評論，玩家評分跌到了3.3分。 <text:line-break/>這一切，都是遊戲裡一個劇情任務鬧的。 <text:line-break/><text:line-break/>在《現代戰爭》裡，有一個叫做「死亡公路」（Highway of Death）的任務。按照遊戲的設定，俄羅斯人在入侵虛構的中東國家「烏茲克斯坦」（沒有「別」）時，曾經在這條公路上殺死了沿公路撤退的難民，犯下了不可饒恕的戰爭罪行。 <text:line-break/><text:line-break/>熟悉現實中當代戰爭歷史的人，看到這兒可能已經發現問題在哪兒了。「死亡公路」並不是一個編劇發明出來的詞彙，而是一個真實發生過的著名歷史事件。 <text:line-break/>現實中的「死亡公路」事件，發生在1991年2月。此前，美軍的沙漠風暴行動大獲成功，伊拉克的主力部隊沿著科威特到巴士拉的兩條公路潰敗。美軍趁勢發起襲擊，光是在80號公路上就擊毀了1400-2000台車輛。 <text:line-break/><text:line-break/>這場襲擊引起了軒然大波。在美軍摧毀的車輛裡，除了坦克和裝甲車，還有不少民用的豐田、大眾和摩托車。這是因為在伊拉克軍隊撤退的時候，有大量科威特和巴勒斯坦難民同行。 <text:line-break/>襲擊現場慘不忍睹，「死亡公路」也因此得名。部分照片和畫面由於太過慘烈，甚至媒體都達成了不予公開的共識。一開始，美軍高層還試圖為襲擊辯護，但是隨著平民死亡的證據越來越多，這些辯護只能越描越黑。迫於壓力，時任總統喬治‧布什宣佈停火，草草結束了戰爭。 <text:line-break/>這麼一對比，《現代戰爭》裡的「死亡公路」不但用了海灣戰爭「死亡公路」的名字，甚至連劇情都原樣照抄，只是把戰爭犯罪掉了個頭安在了俄羅斯的頭上。而現實中造成「死亡公路」慘劇的英美軍隊，在遊戲裡依然大體是代表正義的一方，確實有點諷刺。 <text:line-break/>這下可把俄羅斯玩家們氣壞了，紛紛到社群媒體上表達不滿：平時給我們安一些莫須有的罪名也就算了，你們自己幹過的破事還要隔空甩到我們頭上，也有點太那啥了。 <text:line-break/><text:line-break/>對此，《現代戰爭》的劇情總監則是這麼回應的：遊戲完全是虛構的，是從過去50年的全球各地的戰爭裡面尋求的靈感，沒有特別針對哪一起事件。另外，遊戲裡，美軍也有壞人，俄羅斯也有英雄，他們沒有故意抹黑俄羅斯的意圖。 <text:line-break/>這話看起來挺有道理，但是仔細一想又不太對勁。真要是「不打算針對誰」的話，為什麼不索性把整個背景設定都改成架空的，別讓真實存在的國家參戰呢？當然這麼論下去，就要涉及到很多和創作自由相關，扯不清的問題了。 <text:line-break/><text:line-break/></text:p>
      <text:p text:style-name="P2">李宣樂   |  2019.11.07 17:08   |   <text:a xlink:type="simple" xlink:href="http://palinfo.habago.org/Entry?Command=Information_PrintForum&amp;iPage=1#FORUM38055"><text:span text:style-name="T1">#</text:span></text:a></text:p>
      <text:p text:style-name="P3">陳真醫師您好 <text:line-break/><text:line-break/>在版上看文多年了，基於您曾說的"臭味相投"，有時看著看著眼淚便潺潺而下，總有想說點什麼的時候，可是又深怕多說點什麼只是顯得自己貧乏無知，於是又趕緊收手。對於冒犯一事請不要介意，看完心得我是有所收穫的。祝福平安</text:p>
      <text:p text:style-name="P2">陳真   |  2019.11.07 02:13   |   <text:a xlink:type="simple" xlink:href="http://palinfo.habago.org/Entry?Command=Information_PrintForum&amp;iPage=1#FORUM38054"><text:span text:style-name="T1">#</text:span></text:a></text:p>
      <text:p text:style-name="P4">宣樂你好， <text:line-break/><text:line-break/>對不起，希望我對你提起的那部電影的想法，不會讓你或讓任何人感到冒犯。我最怕人家問我意見，因為我的意見通常不受歡迎，因此常使我感到為難，不知該說實話或說場面話。 <text:line-break/><text:line-break/>其實，我反倒很納悶怎麼會有人喜歡那樣一部片 ("小丑")？多麼可笑膚淺的理解方式不是嗎？"邊緣人" 怎麼會那樣囂張跋扈？怎麼會那樣脆弱？邊緣人是像我這樣才對：小心翼翼，夾著尾巴做人，儘可能把自己的需求減到最少，儘可能不去麻煩大家，連呼吸都深怕打擾了這個世界。 <text:line-break/><text:line-break/>平常連點餐、買票、搭車、生病找醫生等等等，每個環節我都怕；連面對服務生我都很緊張，連跟服務生多要一根湯匙的膽量我也沒有。學姊可作證，她常說 "你連去跟服務生多要一根吸管也不敢？" 可我就是不敢 (她其實也不敢，所以我們常會互相推來推去，無人敢出面)。為什麼呢？因為我總覺得自己卑微到當我提出 "多要一根湯匙或吸管" 的要求時，我會覺得很不安。 <text:line-break/><text:line-break/>流浪狗如果會說話，一定會對我所言大表認同，因為牠們就是我，我就是牠們。 <text:line-break/><text:line-break/>邊緣人更不可能像電影演的那麼脆弱，被人羞辱幾句就崩潰，就要殺人、使性子，那我豈不是得毀滅宇宙才能甘心了。那樣一種驕縱，應該是公子哥兒或小公主的習性吧，怎麼會是邊緣人？邊緣人即便被人打罵羞辱得全身是傷，也只會躲入洞穴，午夜夢迴暗自療傷止痛。 <text:line-break/><text:line-break/>看過流浪狗吧，常被人欺負，牠會因此耍性子嗎？當然不會。有時夜裏看完診，下了班，夜深人靜，看到醫院附近草叢裏或垃圾堆旁蜷著身子休息的流浪狗的背影，我心裏都特別感動，很寧靜，很無辜；若是冬天或下雨天，你還會看到牠們睡覺休息時身子冷得微微顫抖。 <text:line-break/><text:line-break/>甘地說得對，"有多少無辜，就有多少力量"。我並不看輕自己，也不看輕自己的同類，其實我是完全肯定這樣一種力量的。說起來，這又是另一回事了。 <text:line-break/><text:line-break/>不過，一部電影之理解深度，畢竟跟道德正不正確無關，而是跟美不美有關；"小丑" 這片，在我看來毫無美感可言。 <text:line-break/><text:line-break/>我不認為藝術必須是道德的，但它終究必須是美麗的、動人的。當然，我也不會說它是爛片；它當然不是那種好萊塢式的超級賣座科技大爛片。"小丑" 不爛，只是空有形式與技術，卻無內涵，就跟塑膠花一樣，空洞蒼白，你根本不會想靠近它。 <text:line-break/><text:line-break/>藝術無關道德。比方說，我非常喜歡蘇古諾夫的 "The Sun"，百看不厭。它是在描寫日本裕仁天皇。天皇是個戰爭罪犯，但他依舊是個 "人"。"The Sun" 與其說是在描寫天皇，不如說它是在描寫所有人的存在處境，理解之細膩與悲憫，能讓人悲從中來。</text:p>
      <text:p text:style-name="P2">李宣樂   |  2019.11.06 16:35   |   <text:a xlink:type="simple" xlink:href="http://palinfo.habago.org/Entry?Command=Information_PrintForum&amp;iPage=1#FORUM38053"><text:span text:style-name="T1">#</text:span></text:a></text:p>
      <text:p text:style-name="P3">陳真醫師您好，不好意思因為自己的猶豫不決現在才回覆留言。知道陳真醫師十分忙碌，能看到您寫的觀影心得很感謝。看完後內心也有所收穫，再次謝謝！</text:p>
      <text:p text:style-name="P2">陳真   |  2019.11.06 00:45   |   <text:a xlink:type="simple" xlink:href="http://palinfo.habago.org/Entry?Command=Information_PrintForum&amp;iPage=1#FORUM38052"><text:span text:style-name="T1">#</text:span></text:a></text:p>
      <text:p text:style-name="P3">(後記) <text:line-break/><text:line-break/>這樣一種假聲援真抹黑，背後依然有著一種一以貫之的「綠色邏輯」，亦即「目的之工具化」，簡單說就是掛羊頭賣狗肉；充份利用或轉化各種所謂「理想」或漂亮概念來做為一種政治工具，一種打擊敵人的武器，一種政治宣傳，乃至一種謀取私利與權位的敲門磚與晉身階；他不是真的在乎某種目的或某個事件的內在價值，而是利用它來做為一種手段，藉以達成其它目的。 <text:line-break/><text:line-break/>做為台灣社運界的元老，從人權到環保，從政策到救援，從工運到農運，從婦女到小孩，從醫界到學界，從政治到文化與教育，參與創立各種社運團體，十餘年的青春血淚成果，到頭來，隨著政治力的大舉介入與收編，竟然全部變了質，統統變成政治打手。迄今不變的，大概就只有以悟泓為首的動保運動。 <text:line-break/><text:line-break/>我是後知後覺者，差不多直到1994-1995年，我方才意識到這個問題。很大程度上，我是受到當年趙剛老師寫的一本書叫做「小心國家族」的啟發，另一方面當然就是來自社運中的直接經驗。 <text:line-break/><text:line-break/>在這些滿口理想的圈子中，你會發現，參與者似乎不是真的在意他們所從事的所謂社運之真實內涵，而是在意是否能藉著它來打擊政敵 (萬惡的國民黨)，是否能藉著它來累積一己知名度或所謂「政治資源」。一旦累積了足夠的政治資源，就準備「鯉躍龍門」，掠奪權位，取得分贓國家資源的長期飯票。 <text:line-break/><text:line-break/>他們當然不會說分贓或掠奪；用他們充滿理想的術語來說就是「我願意承擔更大的責任，進入國會，進入體制，為大家拼命，實踐理想」。可是，這些社運撈仔，當他權位在握時，可還記得初衷？ <text:line-break/><text:line-break/>其實，你不能用「莫忘初衷」來期許他，因為他的初衷從來都不是羊頭，而是狗肉。羊頭成為手段，狗肉反倒變成目的。你看，聲援阿桑吉，居然也能轉化成「仇中保台」，轉化成「捍衛民主陣營」。這種顛倒基本是非的語言功力，總是一再突破我的想像。</text:p>
      <text:p text:style-name="P2">陳真   |  2019.11.05 20:27   |   <text:a xlink:type="simple" xlink:href="http://palinfo.habago.org/Entry?Command=Information_PrintForum&amp;iPage=1#FORUM38051"><text:span text:style-name="T1">#</text:span></text:a></text:p>
      <text:p text:style-name="P4">民進黨的尾巴黨們聲援阿桑吉？ <text:line-break/><text:line-break/>陳真 <text:line-break/><text:line-break/>2019. 11. 05. <text:line-break/><text:line-break/>蠢話或鳥話往往讓人無言，為什麼呢？因為它就是一堆毫無意義的鬼扯蛋。再深奧的說法都有可能反駁，但你如何可能去反駁一堆瞎掰胡扯的低能鬼話？難道要從ㄅㄆㄇㄈ開始教起？ <text:line-break/><text:line-break/>我看到今年5月13日的一則「聲援阿桑吉」的苦勞網新聞。我的天啊，看了之後差點沒昏倒。這是抹黑，哪是聲援？「聲援者」包括三個黨，全是人渣黨的尾巴黨：樹黨、綠黨、社會民主黨。另外還有一個人渣黨的附隨組織--完全變了質的國際特赦組織台灣分會。 <text:line-break/><text:line-break/>他們的「聲援」是這麼說的，我真的是被打敗了，很無言。 <text:line-break/><text:line-break/>樹黨指出： <text:line-break/><text:line-break/>「台灣是全球民主陣營的一員，自當加入聲援 (阿桑吉)。因為，台灣和許多民主國家，都面臨層出不窮的假新聞，甚至來自有敵意國家以假新聞蓄意攻擊。」 <text:line-break/><text:line-break/>很離譜吧！台灣是「全球民主陣營的一員」，所以應該聲援阿桑吉？可是，阿桑吉不就是這些無惡不作的「民主陣營」所要追殺的共同敵人嗎？因為他洩露了「奉行國家恐怖主義聯盟」數以千萬計的血腥惡行(Noam Chomsky 語，並指出台灣亦是這個國家恐怖主義聯盟的成員之一--其實台灣只是負責出錢、跑腿的走狗)。 <text:line-break/><text:line-break/>至於聲援阿桑吉的理由，竟然說什麼是因為「台灣和許多民主國家都面臨假新聞的攻擊」，聽到這種蠢話，我真是很無言。阿桑吉就是駭出這些所謂「民主國家」幾千萬筆密件，揭露這些奉行國家恐怖主義聯盟罄竹難書之血腥惡行，因此才遭到這些所謂「民主國家」長達十餘年的追殺。 <text:line-break/><text:line-break/>寫這種反駁腦殘的文章真是很痛苦。腦殘是沒法反駁的，依我看是沒藥醫。 <text:line-break/><text:line-break/>綠黨則更離譜了。他說：「解基解密所揭露的內容」，加上阿桑吉「近幾年與俄國過從甚密，帶來人權侵害的隱憂。」進而呼籲，「資訊之公開，應避免成為極權主義介入他國內政的工具」，然後鼓勵「無論是英國或美國，都是民主典範的國家，兩國應有其表率風範，落實對新聞自由的保障。」 <text:line-break/><text:line-break/>最後，大家並一致譴責阿桑吉，叫他應「主動面對」性侵指控。國際特赦組織台灣分會甚至還有模有樣地說，阿桑吉的性侵「如果犯行證據足夠，正義應該要得到伸張。」因為，「新聞自由誠然有其正當性，但是對於身體自主權的尊重，也是全球綠人的核心價值」。   <text:line-break/><text:line-break/>各位，很不可思議吧！我真不敢相信我的眼睛。不過，我知道這些尾巴黨或附隨組織個個智商高到爆表，絕非腦殘。他們只是裝蒜。再說，阿桑吉目前的一大堆可判死罪的罪名，跟之前耐人尋味的所謂性侵有何關係？ <text:line-break/><text:line-break/>社會民主黨更是鬼扯瞎掰無恥到爆。這個鳥人黨說：阿桑吉的處境跟台灣很類似 (陳真按：我看不出類似在哪)。為什麼類似呢？因為二戰後，「日本殖民者離開台灣後，美國為了發展遠東政策，於是要求另一殖民者中國來佔領台灣。到了1950年代，美國又在冷戰體制下支持敗退來臺的國民黨政權，默許白色恐怖國家暴力在這塊土地上發生」。 <text:line-break/><text:line-break/>媽的！原來台灣不屬於中國，原來是美國要求中國來佔領台灣，並且支持一個萬惡的國民黨來發展美國的遠東政策。 <text:line-break/><text:line-break/>這些綠油油的尾巴黨，到底還有什麼鬼話是說不出口的？他們是以為大家全是腦殘嗎？ <text:line-break/><text:line-break/>(後記) <text:line-break/><text:line-break/>這樣一種假聲援真抹黑，背後依然有著一種一以貫之的「綠色邏輯」，亦即「目的之工具化」，簡單說就是掛羊頭賣狗肉；充份利用或轉化各種所謂「理想」或漂亮概念來做為一種政治工具，一種打擊敵人的武器，一種政治宣傳，乃至一種謀取私利與權位的敲門磚與晉身階；他不是真的在乎某種目的或某個事件的內在價值，而是利用它來做為一種手段，藉以達成其它目的。 <text:line-break/><text:line-break/>做為台灣社運界的元老，從人權到環保，從政策到救援，從工運到農運，從婦女到小孩，從醫界到學界，從政治到文化與教育，參與創立各種社運團體，十餘年的青春血淚成果，到頭來，隨著政治力的大舉介入與收編，竟然全部變了質，統統變成政治打手。迄今不變的，大概就只有以悟泓為首的動保運動。 <text:line-break/><text:line-break/>我是後知後覺者，差不多直到1994-1995年，我方才意識到這個問題。很大程度上，我是受到當年趙剛老師寫的一本書叫做「小心國家族」的啟發，另一方面當然就是來自社運中的直接經驗。 <text:line-break/><text:line-break/>在這些滿口理想的圈子中，你會發現，參與者似乎不是真的在意他們所從事的所謂社運之真實內涵，而是在意是否能藉著它來打擊政敵 (萬惡的國民黨)，是否能藉著它來累積一己知名度或所謂「政治資源」。一旦累積了足夠的政治資源，就準備「鯉躍龍門」，掠奪權位，取得分贓國家資源的長期飯票。 <text:line-break/><text:line-break/>他們當然不會說分贓或掠奪；用他們充滿理想的術語來說就是「我願意承擔更大的責任，進入國會，進入體制，為大家拼命，實踐理想」。可是，這些社運撈仔，當他權位在握時，可還記得初衷？ <text:line-break/><text:line-break/>其實，你不能用「莫忘初衷」來期許他，因為他的初衷從來都不是羊頭，而是狗肉。羊頭成為手段，狗肉反倒變成目的。你看，聲援阿桑吉，居然也能轉化成「仇中保台」，轉化成「捍衛民主陣營」。這種顛倒基本是非的語言功力，總是一再突破我的想像。</text:p>
      <text:p text:style-name="P2">陳真   |  2019.11.05 11:21   |   <text:a xlink:type="simple" xlink:href="http://palinfo.habago.org/Entry?Command=Information_PrintForum&amp;iPage=1#FORUM38050"><text:span text:style-name="T1">#</text:span></text:a></text:p>
      <text:p text:style-name="P3">依台灣法令，警方得以盤查，要求出示身份證什麼的。如果你不想出示其實也可以，但有可能會因此被帶回派出所調查三小時(以內)。當然，過程中隨時可以表示異議，並要求做出異議書面紀錄，日後可做法律用途，警方不得拒絕。 <text:line-break/><text:line-break/>查明身份我覺得是ok，但是檢查皮包或隨身物品，那就太超過了，因為那已經是屬於搜索的範圍。警方又沒有搜索票，也沒有任何具體事實足以表明當事人有自傷或傷人之虞，警方是沒有權力動手搜查或搜身的。我猜，有兩種可能，一是 AIT 授意，二是警方看你一個人勢單力孤，故意找點麻煩。一的可能性高，或一二兼具。</text:p>
      <text:p text:style-name="P2">陳真   |  2019.11.05 01:17   |   <text:a xlink:type="simple" xlink:href="http://palinfo.habago.org/Entry?Command=Information_PrintForum&amp;iPage=1#FORUM38049"><text:span text:style-name="T1">#</text:span></text:a></text:p>
      <text:p text:style-name="P4">我想把每一次的聲援阿桑吉活動之相關記錄，放在首頁。像這樣： <text:line-break/><text:line-break/>https://bit.ly/2PI8U6R <text:line-break/><text:line-break/>很多事，做過之後，久了就忘，或是當下感受不見了。因此，留點記錄也許多少有點意義。知識或資料可以隨時取得，但實質經驗卻屬私密且稍縱即逝。 <text:line-break/><text:line-break/>三十幾年前，有一些頗有歷史感的黨外前輩 (例如劉峰松老師) 經常跟我說，"陳真，你寫東西這麼快，而且每天接觸那麼多人那麼多事，為什麼不逐日做記錄？給這時代留下一點東西？" 他們說得對： <text:line-break/><text:line-break/>"時間過得很快，這些當下看起來也許有點乏味的第一手經驗或觀察，其實將來就是一種史料，而且也許比較忠實，比較不會被時間和記憶及日後思維給扭曲。你只要每天花個30分鐘，幾十年下來，就能做好這樣一件事。" <text:line-break/><text:line-break/>當時，表面上我都會回答說，"我全記在腦子裏，不會忘"。話雖如此，其實對於此一說法我也挺能認同，只是我年少赤貧，歲月顛簸，寫作極其不易。要是以我現在的生活條件及電腦打字之快，四十年寫下來，足以寫成數百書冊，也許對後人會有一點點意義。 <text:line-break/><text:line-break/>很多東西，也許你以為你總會記得，其實不然，你不但會忘，而且會忘得根本連自己忘記什麼都不知道，I forgot what I forgot。 So... <text:line-break/><text:line-break/>當然，各人作風與習性不同，無須勉強。</text:p>
      <text:p text:style-name="P2">吳聲志   |  2019.11.04 23:31   |   <text:a xlink:type="simple" xlink:href="http://palinfo.habago.org/Entry?Command=Information_PrintForum&amp;iPage=1#FORUM38048"><text:span text:style-name="T1">#</text:span></text:a></text:p>
      <text:p text:style-name="P3">周六靜站，我站在AIT斜對面的大街上， <text:line-break/>戴著聲援阿桑吉的牌子，抬頭剛好就是美國國旗， <text:line-break/>心裡覺得悶悶的，沒有其他特別的想法， <text:line-break/>不知不覺就過了兩小時。 <text:line-break/>聲志</text:p>
      <text:p text:style-name="P2">世主   |  2019.11.04 01:12   |   <text:a xlink:type="simple" xlink:href="http://palinfo.habago.org/Entry?Command=Information_PrintForum&amp;iPage=1#FORUM38047"><text:span text:style-name="T1">#</text:span></text:a></text:p>
      <text:p text:style-name="P4">昨天靜站，只發出兩張傳單，一張是給一位善意的警察，因為他微笑地問我們在抗議什麼，我簡單說明了一下後，問他要不要傳單，傳單寫得比較清楚，他說好；另一張是一位來自附近的上班族，很像公務員，我們聊了一下，他知道阿桑吉，也覺得阿桑吉正處於最脆弱的階段，我說傳單寫得比較清楚，問他要不要拿一張，他頻點頭，說好！拿了之後，很客氣地說了聲謝謝。 <text:line-break/><text:line-break/>因為我們兩兩站在AIT對街十字路口，紅燈時很多車停下來會朝我們看，旁邊也正好是公車站牌，我看到一些乘客和駕駛都有朝向我們望，有幾輛車故意駛近看，有一個人還念了"阿桑吉"，然後說誰呀？覺得周六這個路口有很多車經過，至少有人注意阿桑吉這個人了。 <text:line-break/><text:line-break/>其實我站在AIT對面，最希望給AIT裡面的人看，我相信裡面的值班人員或警衛也有支持阿桑吉的人，因為每個人都有一顆不想傷害人的良心，這顆心也是自己最清楚最能面對。 <text:line-break/><text:line-break/>靜站下半場，從我的角度看過去陳真阿忠那邊，一度出現一道強烈的亮光照在陳真身上，是太陽落下前的奮力餘暉，光線很溫柔很神聖很亮，把陳真的白髮和白襯衫照得一片泛白，差點以為是阿桑吉顯靈了、還是天使落凡助陣，覺得很神奇，隨著光束慢慢收窄消失，幻境結束，我們也差不多五點收工了。 <text:line-break/><text:line-break/>覺得十幾位警察便衣們很辛苦，陪我們站足兩小時，走時有揮手跟他們說辛苦了！ <text:line-break/><text:line-break/><text:line-break/></text:p>
      <text:p text:style-name="P2">王修亮   |  2019.11.03 23:03   |   <text:a xlink:type="simple" xlink:href="http://palinfo.habago.org/Entry?Command=Information_PrintForum&amp;iPage=1#FORUM38046"><text:span text:style-name="T1">#</text:span></text:a></text:p>
      <text:p text:style-name="P3">和幾位熟悉又陌生的夥伴，站在金湖路AIT的路口，看著陳真和阿忠在警察包圍圈裡平淡的拿著牌子。 <text:line-break/><text:line-break/>風很大，隨著風飄來斷續隱微的勸告聲：「你也體諒大家一下………」 <text:line-break/><text:line-break/>我心裡大致知道是什麼様的狀況，少年時總為這樣的勸告難堪，總覺得自己欠了全世界的人情，總覺得自己怎麼堅持都不對。 <text:line-break/><text:line-break/>後來慢慢明白，有人想醒，也總是有人想睡，還有人半睡半醒。要說睡的人對還是醒的人對？這沒法子說的，是非對錯是人文的創造，說到後面總是虛無。 <text:line-break/><text:line-break/>憑感覺做事嗎？現在最流行的方式就是「憑感覺做事」，其實社會化的感覺是無思考無意識的，依憑的都是黑沉的慾望。 <text:line-break/>人早已失去天然的純淨，只剩下人工社會裡黑沉的慾望。 <text:line-break/><text:line-break/>偶而總有那麼個人勇敢地點個火，燃亮一盞燈，照見四周的真實。 <text:line-break/><text:line-break/>站在這裡，不過就是想接近這個火而已，在沉靜的黑暗之中，在寂寞匆忙又悄無聲息、來不及思考也不知道要思考的黑暗之中，只是想藉著這火，照亮一下現在是什麼？現在有什麼？ <text:line-break/><text:line-break/>想在這霎那的火光中看一眼真實，或許不會有任何改變，但只是看一眼真實。 <text:line-break/><text:line-break/>睡的儘管睡，半睡半醒渾渾噩噩的也儘管渾渾噩噩，醒著的人接過了火，未必能擁有保全、未必欣喜或悲傷，也只是想看一眼真實。 <text:line-break/><text:line-break/>站在這裡，只是相信自己活著的世界裡，真的還存有一點火光。</text:p>
      <text:p text:style-name="P2">陳真   |  2019.11.03 21:59   |   <text:a xlink:type="simple" xlink:href="http://palinfo.habago.org/Entry?Command=Information_PrintForum&amp;iPage=1#FORUM38045"><text:span text:style-name="T1">#</text:span></text:a></text:p>
      <text:p text:style-name="P4">正王在巴勒網的內部群組裏頭說，明天 (周一) 下午一點到三點，要一個人去 AIT前舉牌，問說該注意些什麼。我這回覆，因為充滿個人色彩，不好意思把它寄到別人的信箱裏那般粗暴，因此就貼在這。 <text:line-break/><text:line-break/>台灣警察一般來說都還挺文明，大多溫和、客氣。但是，AIT 裏面那些警衛就不會跟你客氣了，他們是採美國標準。不過，理論上他們不能出面，只能在他們所強調的「美國人的領土」上執行所謂安全任務。 <text:line-break/><text:line-break/>但是，曾有幾次，我在舊的 AIT 大門口被裏面的警衛跑出來撂狠話，說我死定了，說哪天要給我難看，說我吃飽太閒等等，這些應該都算是一種超乎職責的行為。這部份當然就無法預期。不過，他們不會動粗，因為沒必要，頂多說說無聊話。 <text:line-break/><text:line-break/>警察過來關心時，也許會叫你走開，然後瞎掰一堆鬼話說你違法之類。可是，兩個人以內都不違法。就算超過三人在禁制區內，若要驅散或逮捕，程序上也應先舉牌警告，拿麥克風公開要你解散，警告兩次之後才能抓人。 <text:line-break/><text:line-break/>我覺得，一個人行動，安全倒是其次，主要難堪之處是一人面對千夫指的尷尬。雖然現場不會有千夫，甚至往往空無一人，但你心裏會明白，那些不在現場的「 千夫」何止千夫，不在現場的人們其實對你是漠然的，訕笑的，乃至鄙夷與厭惡，覺得你很怪，很無聊，覺得你是不是有病或人格是不是有什麼缺陷等等等。 <text:line-break/><text:line-break/>但我常如此自處：我管不著外界怎麼看，那些統統都不是我所能控制，我唯一能管轄的就只是方寸之間自己的一顆心。我會問自己心裏在想什麼？我這顆心夠純粹嗎？我是出於一種愛嗎？如果是的話，我有何可畏懼？有何好懼怕？有何可羞愧？如果阿桑吉如同我的親友家人一般，我怎麼可能遺忘了他？我怎麼可能會因為一己落單遭受誤解鄙夷而感到羞愧？ <text:line-break/><text:line-break/>我常覺得，世上每件事都可以用愛情來理解，特別是政治。我很喜歡婁燁的「頤和園」，彷彿它說中了某種連我自己都說不上來的年少熱情。Emir Kusturica 也曾經說「我的電影之所以能感動一些人，也許是因為我使用了一種永遠不會退流行的古老配方--愛情」。 <text:line-break/><text:line-break/>婁燁在接受採訪時，談到自己拍「頤和園」這部電影，他說： <text:line-break/><text:line-break/>「有一種東西，它會在某個夏天的夜晚，像風一樣突然襲來，讓你措不及防，無法安寧，與你形影相隨，揮之不去，我不知道那是什麽，只能稱它為愛情...所有這一切 (政治)，就像他們之間發生的愛情一樣。所以我覺得就是說，愛情實際上是整個世界的一片葉子——如果整個世界是一棵樹的話，愛情是這棵樹上的一片葉子。那麽，一片葉子上面你就可以讀到整棵樹的資訊。所以，不用這麽麻煩，我只要表達愛情就可以了。當我說清楚了愛情，也就說清楚了這個世界。」 <text:line-break/><text:line-break/>愛情當然也包括親情，包括人對動物、對萬物的一種情感狀態。我們就是在這個基礎狀態上渡過每一個日子不是嗎？沒有它，生命根本不值得活。 <text:line-break/><text:line-break/>許多時候，我很不喜歡所謂抗議或抗爭這類字眼或概念。當警察說：「你們來抗議，如何如何...」時，我很想說：「我不是來抗議。我是為了愛情而來。」 <text:line-break/><text:line-break/>我這些話，當然不是用來勉勵任何人，而僅僅只是說給自己聽。我知道，當我這麼活，我就沒有白白來到這世上，沒有辜負了生命的種種悲歡。</text:p>
      <text:p text:style-name="P2">不笑生   |  2019.11.03 11:05   |   <text:a xlink:type="simple" xlink:href="http://palinfo.habago.org/Entry?Command=Information_PrintForum&amp;iPage=1#FORUM38044"><text:span text:style-name="T1">#</text:span></text:a></text:p>
      <text:p text:style-name="P3">最近有一部講述街頭運動的紀錄片要上映了，主角是曾心儀和康惟壤 <text:line-break/>這部片叫做狂飆一夢 </text:p>
      <text:p text:style-name="P2">陳真   |  2019.11.03 02:44   |   <text:a xlink:type="simple" xlink:href="http://palinfo.habago.org/Entry?Command=Information_PrintForum&amp;iPage=1#FORUM38043"><text:span text:style-name="T1">#</text:span></text:a></text:p>
      <text:p text:style-name="P4">聲援阿桑吉站樁記實 (一) <text:line-break/><text:line-break/>陳真 <text:line-break/><text:line-break/>2019. 11. 02. <text:line-break/><text:line-break/><text:line-break/>今天，我兩點半就一個人抵達 AIT，沿著階梯走近辦公室入口，裏頭的警衛馬上跑出來對我鬼叫鬼叫。我順勢往裏頭一看，很訝異，裏面居然佈滿警衛，如臨大敵，個個瞪大眼睛朝我看。今天是周末，AIT 不上班，幹嘛派那麼多警衛留守？他們是不是原本以為會有千軍萬馬來抗議？ <text:line-break/><text:line-break/>接著，就出來了三、四個警衛，其中有兩、三個流裏流氣像流氓，言語猥瑣挑釁、酸言酸語，素質相當差。其中一個我之前在 AIT 舊址就見過，曾經在我靜站時，湊近我耳邊說悄悄話，威脅說一旦哪天他脫掉制服，在街上遇到我，我就死定了。 <text:line-break/><text:line-break/>戡察完地形之後，其他人也來了。我們就兩個人站在禁制區內，也就是靠著「美國在協會」的那面牆，其他人則退到對街。 <text:line-break/><text:line-break/>在我們開始靜站之前，就來了十多個帶槍的警察及便衣，團團圍住，一直要我們離開，說禁制區不准集會遊行。我說，我們只有兩個人在禁制區內，不構成集遊法成立要件。但這些警察一直講一些很狀況外的話，例如什麼「不管幾個人，身上有標語就不行」，要我們「守法」，不要讓他們「為難」。我一直回答說，「我們做我們該做的，你們該做什麼就做，如果我們違法，就逮捕我們。」 <text:line-break/><text:line-break/>就像鬼打牆一樣，一堆警察纏著我和阿忠，反覆講同樣的話。後來，有個警察說：「就算對街也是禁制區，因為還不到50公尺，所以你們還是違法」。我說，「反正我們就是決定要這樣做了，你們該做什麼就做什麼，不用感到為難。」 <text:line-break/><text:line-break/>整個過程大概就是這樣，一群警察 (人數比我們多) ，陪我們靜站。有位女警(套句台灣媒體流行用語：馬尾正妹女警)，拿著錄影機站在我面前錄個不停。我很納悶，就算喜歡我也不用一直錄影啊。我站著一動也不動，她就算錄兩小時，我也還是維持同樣姿勢，有什麼好錄的？後來，大約將近一個小時之後，她的主管來了，才叫她別錄了。 <text:line-break/><text:line-break/>記得上回我在以色列辦事處被抓，法官開庭檢閱我的犯罪證據，一堆照片攤開桌上，自言自語說：「為什麼每一張都一樣？」我告訴他說：「因為我從頭到尾都沒有動。」 <text:line-break/><text:line-break/>AIT新址那地方，過往行人稀少，舉著牌子站在那裏，其實很醒目。有個路人遛狗經過，比著大拇指對我喊「加油」。有位警察也跟我詢問了有關阿桑吉的一些事，我覺得他聽了之後應該也會覺得美國不應該傷害阿桑吉。 <text:line-break/><text:line-break/>後來，幾個警察知道我遠從高雄上來台北，似乎很驚訝。有位據說是派出所主管，問說「為什麼不選 AIT 有上班的時間來抗議？」我說：「因為我們也要上班啊！」他聽了之後，表現得很開心。我不知道他在開心什麼。 <text:line-break/><text:line-break/>今天特別開心遇到一位睽違二十五年、久別重逢的好朋友。他也來參加救援阿桑吉的活動。 <text:line-break/><text:line-break/>朋友說，他想要每周一的下午一點到三點，獨自去AIT 靜站。我覺得一個人可能會有點壓力，也比較孤單，同時也比較會遇到一些狀況，因此我建議他最少應該兩個人才去站。我說我會在這群組上及留言板上問問有無其他人也能同行。 <text:line-break/><text:line-break/>如果有人可以周一下午一點一起去的話，請出聲。謝謝。 <text:line-break/><text:line-break/>另外，每個周一都去靜站當然很好，可是，這樣會不會太累？阿桑吉的事，肯定是長期抗戰，連他還有沒有活路，我其實也毫無把握。我只能說，我們會一直記著他，想辦法發出一點聲音，不會把他給忘了。 <text:line-break/><text:line-break/>因此，要不要考慮「偶而」周一去就行，不要「每」周一，因為我覺得「每周」去，要撐個幾年或幾十年會很辛苦。長久保有熱情很不容易，畢竟這些事都不是人們所關注的熱門活動。你看，巴勒網站了12年，卻越站人越少，往往只剩我和阿忠及修亮。 <text:line-break/><text:line-break/>每次小貓兩三隻舉個不合時宜的牌子站在那裏時，我都能從過往路人的某種眼角餘光及神祕微笑表情中讀出他們的心意。他們心裏一定在想：「真好笑，哪來的這些怪人？站在這裏幹啥呢？是不是腦子有病啊？」 <text:line-break/><text:line-break/>路人真的很「善良」，通常都不會用正眼看我，而是用餘光。我能理解這樣一種「體貼」，因為當我們平常看到路邊一些「很可憐」或「很可笑」的怪人或病人時，我們都不好意思直接正視，彷彿我們燦爛的眼光一旦正視對方時，將會讓對方頓時產生自卑感而無地自容。大家能聽懂我說的意思嗎？題外話。 <text:line-break/><text:line-break/>今晚回到家，小孩問我，阿桑吉有救出來了嗎？我說「還需要一些時間，可能要等到妳念幼兒園大班看看救不救得出來」。 <text:line-break/><text:line-break/>我原本是想跟她說：「可能要等到妳讀高中，看要不要換妳來接手救他。」但我不想讓小孩太過於失望，所以把「高中」改成「幼兒園大班」。其實，別說等她上高中(2031年)，就算念完大學我都不知道阿桑吉命運如何。 <text:line-break/><text:line-break/>出門北上靜站前夕，小孩交待我別當「班長」，因為前兩天她問我「是不是所有人都會被警察抓走？」我說「不會，通常只會抓一個帶頭的」。小孩說：「什麼是帶頭的？」我說：「就是班長啊。」 <text:line-break/><text:line-break/>小孩說，「那你不要當班長啊。」我說：「我不當班長，那你要警察把世主阿姨抓走嗎？」她說：「那就大家都不要當班長啊。」我說，「不行，警察會問說你們之中誰是班長？總要有一個人出來當班長。」小孩說：「你就說我們這班沒有班長啊。」 <text:line-break/><text:line-break/>我接不上話了。(通常這時候我就會說「等妳長大就知道了。」)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